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346in"/>
    </style:style>
    <style:style style:name="co2" style:family="table-column">
      <style:table-column-properties fo:break-before="auto" style:column-width="5.0752in"/>
    </style:style>
    <style:style style:name="co3" style:family="table-column">
      <style:table-column-properties fo:break-before="auto" style:column-width="4.6256in"/>
    </style:style>
    <style:style style:name="co4" style:family="table-column">
      <style:table-column-properties fo:break-before="auto" style:column-width="2.5256in"/>
    </style:style>
    <style:style style:name="co5" style:family="table-column">
      <style:table-column-properties fo:break-before="auto" style:column-width="0.8925in"/>
    </style:style>
    <style:style style:name="co6" style:family="table-column">
      <style:table-column-properties fo:break-before="auto" style:column-width="4.1764in"/>
    </style:style>
    <style:style style:name="co7" style:family="table-column">
      <style:table-column-properties fo:break-before="auto" style:column-width="5.5555in"/>
    </style:style>
    <style:style style:name="ro1" style:family="table-row">
      <style:table-row-properties style:row-height="0.139in" fo:break-before="auto" style:use-optimal-row-height="true"/>
    </style:style>
    <style:style style:name="ro2" style:family="table-row">
      <style:table-row-properties style:row-height="0.2618in" fo:break-before="auto" style:use-optimal-row-height="true"/>
    </style:style>
    <style:style style:name="ro3" style:family="table-row">
      <style:table-row-properties style:row-height="0.3854in" fo:break-before="auto" style:use-optimal-row-height="true"/>
    </style:style>
    <style:style style:name="ro4" style:family="table-row">
      <style:table-row-properties style:row-height="0.1665in" fo:break-before="auto" style:use-optimal-row-height="true"/>
    </style:style>
    <style:style style:name="ro5" style:family="table-row">
      <style:table-row-properties style:row-height="0.1335in" fo:break-before="auto" style:use-optimal-row-height="true"/>
    </style:style>
    <style:style style:name="ro6" style:family="table-row">
      <style:table-row-properties style:row-height="0.5091in" fo:break-before="auto" style:use-optimal-row-height="true"/>
    </style:style>
    <style:style style:name="ro7" style:family="table-row">
      <style:table-row-properties style:row-height="0.7555in" fo:break-before="auto" style:use-optimal-row-height="true"/>
    </style:style>
    <style:style style:name="ro8" style:family="table-row">
      <style:table-row-properties style:row-height="0.6327in" fo:break-before="auto" style:use-optimal-row-height="true"/>
    </style:style>
    <style:style style:name="ro9" style:family="table-row">
      <style:table-row-properties style:row-height="0.323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shrink-to-fit="false" style:vertical-align="top"/>
      <style:paragraph-properties fo:text-align="start"/>
      <style:text-properties fo:font-size="8pt" style:font-size-asian="8pt" style:font-size-complex="8pt"/>
    </style:style>
    <style:style style:name="ce2" style:family="table-cell" style:parent-style-name="Default">
      <style:table-cell-properties fo:wrap-option="wrap" style:vertical-align="top"/>
      <style:text-properties fo:font-size="8pt" style:font-size-asian="8pt" style:font-size-complex="8pt"/>
    </style:style>
    <style:style style:name="ce3" style:family="table-cell" style:parent-style-name="Default">
      <style:table-cell-properties style:vertical-align="top"/>
      <style:text-properties fo:font-size="8pt" style:font-size-asian="8pt" style:font-size-complex="8pt"/>
    </style:style>
    <style:style style:name="ce4" style:family="table-cell" style:parent-style-name="Default">
      <style:table-cell-properties style:text-align-source="fix" style:repeat-content="false"/>
      <style:paragraph-properties fo:text-align="start"/>
    </style:style>
    <style:style style:name="ce5" style:family="table-cell" style:parent-style-name="Default">
      <style:table-cell-properties style:text-align-source="fix" style:repeat-content="false" fo:wrap-option="wrap" style:vertical-align="top"/>
      <style:paragraph-properties fo:text-align="start"/>
      <style:text-properties fo:font-size="8pt" style:font-size-asian="8pt" style:font-size-complex="8pt"/>
    </style:style>
    <style:style style:name="ce6" style:family="table-cell" style:parent-style-name="Default">
      <style:table-cell-properties style:text-align-source="fix" style:repeat-content="false" fo:wrap-option="wrap" style:vertical-align="top"/>
      <style:paragraph-properties fo:text-align="start"/>
      <style:text-properties fo:font-size="8pt" fo:font-weight="bold" style:font-size-asian="8pt" style:font-weight-asian="bold" style:font-size-complex="8pt" style:font-weight-complex="bold"/>
    </style:style>
  </office:automatic-styles>
  <office:body>
    <office:spreadsheet>
      <table:table table:name="Act 1 Scene 1" table:style-name="ta1" table:print="false">
        <table:table-column table:style-name="co1" table:default-cell-style-name="ce1"/>
        <table:table-column table:style-name="co2" table:default-cell-style-name="ce2"/>
        <table:table-column table:style-name="co3" table:default-cell-style-name="ce2"/>
        <table:table-column table:style-name="co4" table:default-cell-style-name="ce3"/>
        <table:table-column table:style-name="co5" table:number-columns-repeated="1020" table:default-cell-style-name="ce3"/>
        <table:table-row table:style-name="ro1">
          <table:table-cell office:value-type="string">
            <text:p>scene</text:p>
          </table:table-cell>
          <table:table-cell office:value-type="string">
            <text:p>original</text:p>
          </table:table-cell>
          <table:table-cell office:value-type="string">
            <text:p>modern</text:p>
          </table:table-cell>
          <table:table-cell table:number-columns-repeated="1021"/>
        </table:table-row>
        <table:table-row table:style-name="ro1">
          <table:table-cell office:value-type="float" office:value="1">
            <text:p>1</text:p>
          </table:table-cell>
          <table:table-cell office:value-type="string">
            <text:p>SGANARELLE, MARTINE, paroissant sur le théâtre en se querellant.</text:p>
          </table:table-cell>
          <table:table-cell office:value-type="string">
            <text:p>SGANARELLE, MARTINE, paroissant sur le théâtre en se querellant.</text:p>
          </table:table-cell>
          <table:table-cell table:number-columns-repeated="1021"/>
        </table:table-row>
        <table:table-row table:style-name="ro2">
          <table:table-cell office:value-type="float" office:value="1">
            <text:p>1</text:p>
          </table:table-cell>
          <table:table-cell office:value-type="string">
            <text:p>SGANARELLE: NON, je te dis que je n'en veux rien faire, et que c'est à moi de parler et d'être le maître.</text:p>
          </table:table-cell>
          <table:table-cell office:value-type="string">
            <text:p>SGANARELLE: Non, je te dis que je ne veux rien faire de ce que tu dis, et que c'est moi qui décide et qui suis le chef.</text:p>
          </table:table-cell>
          <table:table-cell table:number-columns-repeated="1021"/>
        </table:table-row>
        <table:table-row table:style-name="ro2">
          <table:table-cell office:value-type="float" office:value="1">
            <text:p>1</text:p>
          </table:table-cell>
          <table:table-cell office:value-type="string">
            <text:p>MARTINE: Et je te dis, moi, que je veux que tu vives à ma fantaisie, et que je ne me suis point mariée avec toi pour souffrir tes fredaines.</text:p>
          </table:table-cell>
          <table:table-cell office:value-type="string">
            <text:p>MARTINE: Et moi je veux que tu vives selon mes envies, et je ne me suis pas mariée avec toi pour supporter tes bêtises.</text:p>
          </table:table-cell>
          <table:table-cell table:number-columns-repeated="1021"/>
        </table:table-row>
        <table:table-row table:style-name="ro2">
          <table:table-cell office:value-type="float" office:value="1">
            <text:p>1</text:p>
          </table:table-cell>
          <table:table-cell office:value-type="string">
            <text:p>SGANARELLE: O la grande fatigue que d'avoir une femme! et qu'Aristote a bien raison quand il dit qu'une femme est pire qu'un démon!</text:p>
          </table:table-cell>
          <table:table-cell office:value-type="string">
            <text:p>SGANARELLE: Quelle corvée d'avoir une femme! Aristote a raison quand il dit qu'une femme est pire qu'un démon!</text:p>
          </table:table-cell>
          <table:table-cell table:number-columns-repeated="1021"/>
        </table:table-row>
        <table:table-row table:style-name="ro1">
          <table:table-cell office:value-type="float" office:value="1">
            <text:p>1</text:p>
          </table:table-cell>
          <table:table-cell office:value-type="string">
            <text:p>MARTINE: Voyez un peu l'habile homme, avec son benêt d'Aristote!</text:p>
          </table:table-cell>
          <table:table-cell office:value-type="string">
            <text:p>MARTINE: Regardez cet homme intelligent avec son Aristote stupide!</text:p>
          </table:table-cell>
          <table:table-cell table:number-columns-repeated="1021"/>
        </table:table-row>
        <table:table-row table:style-name="ro3">
          <table:table-cell office:value-type="float" office:value="1">
            <text:p>1</text:p>
          </table:table-cell>
          <table:table-cell office:value-type="string">
            <text:p>SGANARELLE: Oui, habile homme. Trouve-moi un faiseur de fagots qui sache, comme moi, raisonner des choses, qui ait servi six ans un fameux médecin, et qui ait su dans son jeune âge son rudiment par coeur.</text:p>
          </table:table-cell>
          <table:table-cell office:value-type="string">
            <text:p>SGANARELLE: Oui, je suis intelligent. Trouve-moi un homme qui fait des fagots et qui peut raisonner comme moi, qui a travaillé six ans pour un célèbre médecin et qui a appris les bases par cœur quand il était jeune.</text:p>
          </table:table-cell>
          <table:table-cell table:number-columns-repeated="1021"/>
        </table:table-row>
        <table:table-row table:style-name="ro1">
          <table:table-cell office:value-type="float" office:value="1">
            <text:p>1</text:p>
          </table:table-cell>
          <table:table-cell office:value-type="string">
            <text:p>MARTINE: Peste du fou fieffé!</text:p>
          </table:table-cell>
          <table:table-cell office:value-type="string">
            <text:p>MARTINE: Quel fou!</text:p>
          </table:table-cell>
          <table:table-cell table:number-columns-repeated="1021"/>
        </table:table-row>
        <table:table-row table:style-name="ro1">
          <table:table-cell office:value-type="float" office:value="1">
            <text:p>1</text:p>
          </table:table-cell>
          <table:table-cell office:value-type="string">
            <text:p>SGANARELLE: Peste de la carogne!</text:p>
          </table:table-cell>
          <table:table-cell office:value-type="string">
            <text:p>SGANARELLE: Quelle idiote!</text:p>
          </table:table-cell>
          <table:table-cell table:number-columns-repeated="1021"/>
        </table:table-row>
        <table:table-row table:style-name="ro1">
          <table:table-cell office:value-type="float" office:value="1">
            <text:p>1</text:p>
          </table:table-cell>
          <table:table-cell office:value-type="string">
            <text:p>MARTINE: Que maudit soit l'heure et le jour où je m'avisai d'aller dire oui!</text:p>
          </table:table-cell>
          <table:table-cell office:value-type="string">
            <text:p>MARTINE: Je maudis le jour où j'ai dit oui!</text:p>
          </table:table-cell>
          <table:table-cell table:number-columns-repeated="1021"/>
        </table:table-row>
        <table:table-row table:style-name="ro1">
          <table:table-cell office:value-type="float" office:value="1">
            <text:p>1</text:p>
          </table:table-cell>
          <table:table-cell office:value-type="string">
            <text:p>SGANARELLE: Que maudit soit le bec cornu de notaire qui me fit signer ma ruine!</text:p>
          </table:table-cell>
          <table:table-cell office:value-type="string">
            <text:p>SGANARELLE: Je maudis le notaire qui m'a fait signer mon malheur!</text:p>
          </table:table-cell>
          <table:table-cell table:number-columns-repeated="1021"/>
        </table:table-row>
        <table:table-row table:style-name="ro2">
          <table:table-cell office:value-type="float" office:value="1">
            <text:p>1</text:p>
          </table:table-cell>
          <table:table-cell office:value-type="string">
            <text:p>MARTINE: C'est bien à toi vraiment à te plaindre de cette affaire! Devrois-tu être un seul moment sans rendre grâce au Ciel de m'avoir pour ta femme? et méritois-tu d'épouser une personne comme moi?</text:p>
          </table:table-cell>
          <table:table-cell office:value-type="string">
            <text:p>MARTINE: Tu devrais être reconnaissant de m'avoir comme femme! Tu ne méritais pas d'épouser quelqu'un comme moi!</text:p>
          </table:table-cell>
          <table:table-cell table:number-columns-repeated="1021"/>
        </table:table-row>
        <table:table-row table:style-name="ro2">
          <table:table-cell office:value-type="float" office:value="1">
            <text:p>1</text:p>
          </table:table-cell>
          <table:table-cell office:value-type="string">
            <text:p>SGANARELLE: Il est vrai que tu me fis trop d'honneur et que j'eus lieu de me louer la première nuit de nos noces. Hé! morbleu! ne me fais point parler là-dessus, je dirois de certaines choses...</text:p>
          </table:table-cell>
          <table:table-cell office:value-type="string">
            <text:p>SGANARELLE: C'est vrai que tu m'as fait trop d'honneur et que j'ai été satisfait la première nuit de nos noces. Mais je ne veux pas en parler, je pourrais dire des choses...</text:p>
          </table:table-cell>
          <table:table-cell table:number-columns-repeated="1021"/>
        </table:table-row>
        <table:table-row table:style-name="ro1">
          <table:table-cell office:value-type="float" office:value="1">
            <text:p>1</text:p>
          </table:table-cell>
          <table:table-cell office:value-type="string">
            <text:p>MARTINE: Quoi? que dirois-tu?</text:p>
          </table:table-cell>
          <table:table-cell office:value-type="string">
            <text:p>MARTINE: Quoi? Que veux-tu dire?</text:p>
          </table:table-cell>
          <table:table-cell table:number-columns-repeated="1021"/>
        </table:table-row>
        <table:table-row table:style-name="ro2">
          <table:table-cell office:value-type="float" office:value="1">
            <text:p>1</text:p>
          </table:table-cell>
          <table:table-cell office:value-type="string">
            <text:p>SGANARELLE: Baste! laissons là ce chapitre; il suffit que nous savons ce que nous savons, et que tu fus bien heureuse de me trouver.</text:p>
          </table:table-cell>
          <table:table-cell office:value-type="string">
            <text:p>SGANARELLE: Laissons ça. Nous savons ce que nous savons et tu as eu de la chance de m'avoir.</text:p>
          </table:table-cell>
          <table:table-cell table:number-columns-repeated="1021"/>
        </table:table-row>
        <table:table-row table:style-name="ro2">
          <table:table-cell office:value-type="float" office:value="1">
            <text:p>1</text:p>
          </table:table-cell>
          <table:table-cell office:value-type="string">
            <text:p>MARTINE: Qu'appelles-tu bien heureuse de te trouver? Un homme qui me réduit à l'hôpital, un débauché, un traître qui me mange tout ce que j'ai...</text:p>
          </table:table-cell>
          <table:table-cell office:value-type="string">
            <text:p>MARTINE: Tu appelles ça de la chance? Un homme qui me met à l'hôpital, un débauché, un traître qui mange tout ce que j'ai...</text:p>
          </table:table-cell>
          <table:table-cell table:number-columns-repeated="1021"/>
        </table:table-row>
        <table:table-row table:style-name="ro1">
          <table:table-cell office:value-type="float" office:value="1">
            <text:p>1</text:p>
          </table:table-cell>
          <table:table-cell office:value-type="string">
            <text:p>SGANARELLE: Tu as menti, j'en bois une partie.</text:p>
          </table:table-cell>
          <table:table-cell office:value-type="string">
            <text:p>SGANARELLE: Tu mens, j'en bois une partie.</text:p>
          </table:table-cell>
          <table:table-cell table:number-columns-repeated="1021"/>
        </table:table-row>
        <table:table-row table:style-name="ro1">
          <table:table-cell office:value-type="float" office:value="1">
            <text:p>1</text:p>
          </table:table-cell>
          <table:table-cell office:value-type="string">
            <text:p>MARTINE: Qui me vend pièce à pièce tout ce qui est dans le logis...</text:p>
          </table:table-cell>
          <table:table-cell office:value-type="string">
            <text:p>MARTINE: Qui vend tout ce qui est dans la maison...</text:p>
          </table:table-cell>
          <table:table-cell table:number-columns-repeated="1021"/>
        </table:table-row>
        <table:table-row table:style-name="ro1">
          <table:table-cell office:value-type="float" office:value="1">
            <text:p>1</text:p>
          </table:table-cell>
          <table:table-cell office:value-type="string">
            <text:p>SGANARELLE: C'est vivre de ménage.</text:p>
          </table:table-cell>
          <table:table-cell office:value-type="string">
            <text:p>SGANARELLE: C'est pour économiser.</text:p>
          </table:table-cell>
          <table:table-cell table:number-columns-repeated="1021"/>
        </table:table-row>
        <table:table-row table:style-name="ro1">
          <table:table-cell office:value-type="float" office:value="1">
            <text:p>1</text:p>
          </table:table-cell>
          <table:table-cell office:value-type="string">
            <text:p>MARTINE: Qui m'a ôté jusqu'au lit que j'avois...</text:p>
          </table:table-cell>
          <table:table-cell office:value-type="string">
            <text:p>MARTINE: Qui m'a même pris mon lit...</text:p>
          </table:table-cell>
          <table:table-cell table:number-columns-repeated="1021"/>
        </table:table-row>
        <table:table-row table:style-name="ro1">
          <table:table-cell office:value-type="float" office:value="1">
            <text:p>1</text:p>
          </table:table-cell>
          <table:table-cell office:value-type="string">
            <text:p>SGANARELLE: Tu t'en lèveras plus matin.</text:p>
          </table:table-cell>
          <table:table-cell office:value-type="string">
            <text:p>SGANARELLE: Tu te lèveras plus tard.</text:p>
          </table:table-cell>
          <table:table-cell table:number-columns-repeated="1021"/>
        </table:table-row>
        <table:table-row table:style-name="ro1">
          <table:table-cell office:value-type="float" office:value="1">
            <text:p>1</text:p>
          </table:table-cell>
          <table:table-cell office:value-type="string">
            <text:p>MARTINE: Enfin, qui ne laisse aucun meuble dans toute la maison...</text:p>
          </table:table-cell>
          <table:table-cell office:value-type="string">
            <text:p>MARTINE: Qui ne laisse aucun meuble dans la maison...</text:p>
          </table:table-cell>
          <table:table-cell table:number-columns-repeated="1021"/>
        </table:table-row>
        <table:table-row table:style-name="ro1">
          <table:table-cell office:value-type="float" office:value="1">
            <text:p>1</text:p>
          </table:table-cell>
          <table:table-cell office:value-type="string">
            <text:p>SGANARELLE: On en déménage plus aisément.</text:p>
          </table:table-cell>
          <table:table-cell office:value-type="string">
            <text:p>SGANARELLE: C'est plus facile pour déménager.</text:p>
          </table:table-cell>
          <table:table-cell table:number-columns-repeated="1021"/>
        </table:table-row>
        <table:table-row table:style-name="ro1">
          <table:table-cell office:value-type="float" office:value="1">
            <text:p>1</text:p>
          </table:table-cell>
          <table:table-cell office:value-type="string">
            <text:p>MARTINE: Et qui, du matin jusqu'au soir, ne fait que jouer et que boire.</text:p>
          </table:table-cell>
          <table:table-cell office:value-type="string">
            <text:p>MARTINE: Et qui passe son temps à jouer et boire.</text:p>
          </table:table-cell>
          <table:table-cell table:number-columns-repeated="1021"/>
        </table:table-row>
        <table:table-row table:style-name="ro1">
          <table:table-cell office:value-type="float" office:value="1">
            <text:p>1</text:p>
          </table:table-cell>
          <table:table-cell office:value-type="string">
            <text:p>SGANARELLE: C'est pour ne me point ennuyer.</text:p>
          </table:table-cell>
          <table:table-cell office:value-type="string">
            <text:p>SGANARELLE: Pour ne pas m'ennuyer.</text:p>
          </table:table-cell>
          <table:table-cell table:number-columns-repeated="1021"/>
        </table:table-row>
        <table:table-row table:style-name="ro1">
          <table:table-cell office:value-type="float" office:value="1">
            <text:p>1</text:p>
          </table:table-cell>
          <table:table-cell office:value-type="string">
            <text:p>MARTINE: Et que veux-tu, pendant ce temps, que je fasse avec ma famille?</text:p>
          </table:table-cell>
          <table:table-cell office:value-type="string">
            <text:p>MARTINE: Et que dois-je faire avec ma famille pendant ce temps?</text:p>
          </table:table-cell>
          <table:table-cell table:number-columns-repeated="1021"/>
        </table:table-row>
        <table:table-row table:style-name="ro1">
          <table:table-cell office:value-type="float" office:value="1">
            <text:p>1</text:p>
          </table:table-cell>
          <table:table-cell office:value-type="string">
            <text:p>SGANARELLE: Tout ce qu'il te plaira.</text:p>
          </table:table-cell>
          <table:table-cell office:value-type="string">
            <text:p>SGANARELLE: Ce que tu veux.</text:p>
          </table:table-cell>
          <table:table-cell table:number-columns-repeated="1021"/>
        </table:table-row>
        <table:table-row table:style-name="ro1">
          <table:table-cell office:value-type="float" office:value="1">
            <text:p>1</text:p>
          </table:table-cell>
          <table:table-cell office:value-type="string">
            <text:p>MARTINE: J'ai quatre pauvres petits enfants sur les bras.</text:p>
          </table:table-cell>
          <table:table-cell office:value-type="string">
            <text:p>MARTINE: J'ai quatre enfants qui ont faim tout le temps.</text:p>
          </table:table-cell>
          <table:table-cell table:number-columns-repeated="1021"/>
        </table:table-row>
        <table:table-row table:style-name="ro4">
          <table:table-cell office:value-type="float" office:value="1">
            <text:p>1</text:p>
          </table:table-cell>
          <table:table-cell office:value-type="string">
            <text:p>SGANARELLE: Mets-les à terre.</text:p>
          </table:table-cell>
          <table:table-cell table:style-name="ce3" office:value-type="string">
            <text:p>Pose les par terre.</text:p>
          </table:table-cell>
          <table:table-cell table:style-name="Default"/>
          <table:table-cell table:number-columns-repeated="1020"/>
        </table:table-row>
        <table:table-row table:style-name="ro4">
          <table:table-cell office:value-type="float" office:value="1">
            <text:p>1</text:p>
          </table:table-cell>
          <table:table-cell office:value-type="string">
            <text:p>MARTINE: Qui me demandent à toute heure du pain.</text:p>
          </table:table-cell>
          <table:table-cell office:value-type="string">
            <text:p>MARTINE: Qui me demandent à toute heure du pain.</text:p>
          </table:table-cell>
          <table:table-cell table:style-name="Default"/>
          <table:table-cell table:number-columns-repeated="1020"/>
        </table:table-row>
        <table:table-row table:style-name="ro2">
          <table:table-cell office:value-type="float" office:value="1">
            <text:p>1</text:p>
          </table:table-cell>
          <table:table-cell office:value-type="string">
            <text:p>SGANARELLE: Donne-leur le fouet. Quand j'ai bien bu et bien mangé, je veux que tout le monde soit saoul dans ma maison.</text:p>
          </table:table-cell>
          <table:table-cell office:value-type="string">
            <text:p>SGANARELLE: Donne-leur le fouet. Quand j'ai bien bu et bien mangé, je veux que tout le monde soit saoul dans ma maison.</text:p>
          </table:table-cell>
          <table:table-cell table:style-name="Default"/>
          <table:table-cell table:number-columns-repeated="1020"/>
        </table:table-row>
        <table:table-row table:style-name="ro4">
          <table:table-cell office:value-type="float" office:value="1">
            <text:p>1</text:p>
          </table:table-cell>
          <table:table-cell office:value-type="string">
            <text:p>MARTINE: Et tu prétends, ivrogne, que les choses aillent toujours de même?...</text:p>
          </table:table-cell>
          <table:table-cell office:value-type="string">
            <text:p>MARTINE: Et tu penses que ça peut continuer comme ça?</text:p>
          </table:table-cell>
          <table:table-cell table:style-name="Default"/>
          <table:table-cell table:number-columns-repeated="1020"/>
        </table:table-row>
        <table:table-row table:style-name="ro4">
          <table:table-cell office:value-type="float" office:value="1">
            <text:p>1</text:p>
          </table:table-cell>
          <table:table-cell office:value-type="string">
            <text:p>SGANARELLE: Ma femme, allons tout doucement, s'il vous plaît.</text:p>
          </table:table-cell>
          <table:table-cell office:value-type="string">
            <text:p>SGANARELLE: Calme-toi, ma femme.</text:p>
          </table:table-cell>
          <table:table-cell table:style-name="Default"/>
          <table:table-cell table:number-columns-repeated="1020"/>
        </table:table-row>
        <table:table-row table:style-name="ro4">
          <table:table-cell office:value-type="float" office:value="1">
            <text:p>1</text:p>
          </table:table-cell>
          <table:table-cell office:value-type="string">
            <text:p>MARTINE: Que j'endure éternellement tes insolences et tes débauches?...</text:p>
          </table:table-cell>
          <table:table-cell office:value-type="string">
            <text:p>MARTINE: Je dois supporter tes insultes et tes débauches pour toujours?</text:p>
          </table:table-cell>
          <table:table-cell table:style-name="Default"/>
          <table:table-cell table:number-columns-repeated="1020"/>
        </table:table-row>
        <table:table-row table:style-name="ro4">
          <table:table-cell office:value-type="float" office:value="1">
            <text:p>1</text:p>
          </table:table-cell>
          <table:table-cell office:value-type="string">
            <text:p>SGANARELLE: Ne nous emportons point, ma femme.</text:p>
          </table:table-cell>
          <table:table-cell table:style-name="ce3"/>
          <table:table-cell table:style-name="Default"/>
          <table:table-cell table:number-columns-repeated="1020"/>
        </table:table-row>
        <table:table-row table:style-name="ro4">
          <table:table-cell office:value-type="float" office:value="1">
            <text:p>1</text:p>
          </table:table-cell>
          <table:table-cell office:value-type="string">
            <text:p>MARTINE: Et que je ne sache pas trouver le moyen de te ranger à ton devoir?</text:p>
          </table:table-cell>
          <table:table-cell table:style-name="ce3"/>
          <table:table-cell table:style-name="Default"/>
          <table:table-cell table:number-columns-repeated="1020"/>
        </table:table-row>
        <table:table-row table:style-name="ro4">
          <table:table-cell office:value-type="float" office:value="1">
            <text:p>1</text:p>
          </table:table-cell>
          <table:table-cell office:value-type="string">
            <text:p>SGANARELLE: Ma femme, vous savez que je n'ai pas l'âme endurante, et que j'ai le bras assez bon.</text:p>
          </table:table-cell>
          <table:table-cell office:value-type="string">
            <text:p>SGANARELLE: Je ne suis pas patient et j'ai un bon bras.</text:p>
          </table:table-cell>
          <table:table-cell table:style-name="Default"/>
          <table:table-cell table:number-columns-repeated="1020"/>
        </table:table-row>
        <table:table-row table:style-name="ro4">
          <table:table-cell office:value-type="float" office:value="1">
            <text:p>1</text:p>
          </table:table-cell>
          <table:table-cell office:value-type="string">
            <text:p>MARTINE: Je me moque de tes menaces.</text:p>
          </table:table-cell>
          <table:table-cell office:value-type="string">
            <text:p>MARTINE: Je ne crains pas tes menaces.</text:p>
          </table:table-cell>
          <table:table-cell table:style-name="Default"/>
          <table:table-cell table:number-columns-repeated="1020"/>
        </table:table-row>
        <table:table-row table:style-name="ro4">
          <table:table-cell office:value-type="float" office:value="1">
            <text:p>1</text:p>
          </table:table-cell>
          <table:table-cell office:value-type="string">
            <text:p>SGANARELLE: Ma petite femme, ma mie, votre peau vous démange, à votre ordinaire.</text:p>
          </table:table-cell>
          <table:table-cell table:style-name="ce3"/>
          <table:table-cell table:style-name="Default"/>
          <table:table-cell table:number-columns-repeated="1020"/>
        </table:table-row>
        <table:table-row table:style-name="ro4">
          <table:table-cell office:value-type="float" office:value="1">
            <text:p>1</text:p>
          </table:table-cell>
          <table:table-cell office:value-type="string">
            <text:p>MARTINE: Je te montrerai bien que je ne te crains nullement.</text:p>
          </table:table-cell>
          <table:table-cell table:style-name="ce3"/>
          <table:table-cell table:style-name="Default"/>
          <table:table-cell table:number-columns-repeated="1020"/>
        </table:table-row>
        <table:table-row table:style-name="ro4">
          <table:table-cell office:value-type="float" office:value="1">
            <text:p>1</text:p>
          </table:table-cell>
          <table:table-cell office:value-type="string">
            <text:p>SGANARELLE: Ma chère moitié, vous avez envie de me dérober quelque chose.</text:p>
          </table:table-cell>
          <table:table-cell table:style-name="ce3"/>
          <table:table-cell table:style-name="Default"/>
          <table:table-cell table:number-columns-repeated="1020"/>
        </table:table-row>
        <table:table-row table:style-name="ro4">
          <table:table-cell office:value-type="float" office:value="1">
            <text:p>1</text:p>
          </table:table-cell>
          <table:table-cell office:value-type="string">
            <text:p>MARTINE: Crois-tu que je m'épouvante de tes paroles?</text:p>
          </table:table-cell>
          <table:table-cell office:value-type="string">
            <text:p>MARTINE: Tu crois que j'ai peur de toi?</text:p>
          </table:table-cell>
          <table:table-cell table:style-name="Default"/>
          <table:table-cell table:number-columns-repeated="1020"/>
        </table:table-row>
        <table:table-row table:style-name="ro4">
          <table:table-cell office:value-type="float" office:value="1">
            <text:p>1</text:p>
          </table:table-cell>
          <table:table-cell office:value-type="string">
            <text:p>SGANARELLE: Doux objet de mes voeux, je vous frotterai les oreilles.</text:p>
          </table:table-cell>
          <table:table-cell office:value-type="string">
            <text:p>SGANARELLE: Je vais te donner une leçon.</text:p>
          </table:table-cell>
          <table:table-cell table:style-name="Default"/>
          <table:table-cell table:number-columns-repeated="1020"/>
        </table:table-row>
        <table:table-row table:style-name="ro4">
          <table:table-cell office:value-type="float" office:value="1">
            <text:p>1</text:p>
          </table:table-cell>
          <table:table-cell office:value-type="string">
            <text:p>MARTINE: Ivrogne que tu es!</text:p>
          </table:table-cell>
          <table:table-cell office:value-type="string">
            <text:p>MARTINE: Tu es un ivrogne!</text:p>
          </table:table-cell>
          <table:table-cell table:style-name="Default"/>
          <table:table-cell table:number-columns-repeated="1020"/>
        </table:table-row>
        <table:table-row table:style-name="ro4">
          <table:table-cell office:value-type="float" office:value="1">
            <text:p>1</text:p>
          </table:table-cell>
          <table:table-cell office:value-type="string">
            <text:p>SGANARELLE: Je vous battrai.</text:p>
          </table:table-cell>
          <table:table-cell office:value-type="string">
            <text:p>SGANARELLE: Je vais te battre.</text:p>
          </table:table-cell>
          <table:table-cell table:style-name="Default"/>
          <table:table-cell table:number-columns-repeated="1020"/>
        </table:table-row>
        <table:table-row table:style-name="ro4">
          <table:table-cell office:value-type="float" office:value="1">
            <text:p>1</text:p>
          </table:table-cell>
          <table:table-cell office:value-type="string">
            <text:p>MARTINE: Sac à vin!</text:p>
          </table:table-cell>
          <table:table-cell table:style-name="Default"/>
          <table:table-cell table:number-columns-repeated="1021"/>
        </table:table-row>
        <table:table-row table:style-name="ro1">
          <table:table-cell office:value-type="float" office:value="1">
            <text:p>1</text:p>
          </table:table-cell>
          <table:table-cell office:value-type="string">
            <text:p>SGANARELLE: Je vous rosserai.</text:p>
          </table:table-cell>
          <table:table-cell office:value-type="string">
            <text:p>SGANARELLE: Je vais te frapper.</text:p>
          </table:table-cell>
          <table:table-cell table:number-columns-repeated="1021"/>
        </table:table-row>
        <table:table-row table:style-name="ro1">
          <table:table-cell office:value-type="float" office:value="1">
            <text:p>1</text:p>
          </table:table-cell>
          <table:table-cell office:value-type="string">
            <text:p>MARTINE: Infime!</text:p>
          </table:table-cell>
          <table:table-cell table:number-columns-repeated="1022"/>
        </table:table-row>
        <table:table-row table:style-name="ro4">
          <table:table-cell office:value-type="float" office:value="1">
            <text:p>1</text:p>
          </table:table-cell>
          <table:table-cell office:value-type="string">
            <text:p>SGANARELLE: Je vous étrillerai.</text:p>
          </table:table-cell>
          <table:table-cell table:style-name="Default"/>
          <table:table-cell table:number-columns-repeated="1021"/>
        </table:table-row>
        <table:table-row table:style-name="ro2">
          <table:table-cell office:value-type="float" office:value="1">
            <text:p>1</text:p>
          </table:table-cell>
          <table:table-cell office:value-type="string">
            <text:p>MARTINE: Traître, insolent, trompeur, lâche, coquin, pendard, gueux, bélître, fripon, maraut, voleur!...</text:p>
          </table:table-cell>
          <table:table-cell office:value-type="string">
            <text:p>MARTINE: Traître, insolent, trompeur, lâche, coquin, pendard, gueux, bélître, fripon, maraud, voleur!...</text:p>
          </table:table-cell>
          <table:table-cell table:number-columns-repeated="1021"/>
        </table:table-row>
        <table:table-row table:style-name="ro1">
          <table:table-cell office:value-type="float" office:value="1">
            <text:p>1</text:p>
          </table:table-cell>
          <table:table-cell office:value-type="string">
            <text:p>SGANARELLE. (Il prend un bâton, et lui en donne.) Ah! vous en voulez donc?</text:p>
          </table:table-cell>
          <table:table-cell office:value-type="string">
            <text:p>SGANARELLE: (Il prend un bâton et la frappe.) Ah! Tu veux te battre?</text:p>
          </table:table-cell>
          <table:table-cell table:number-columns-repeated="1021"/>
        </table:table-row>
        <table:table-row table:style-name="ro1">
          <table:table-cell office:value-type="float" office:value="1">
            <text:p>1</text:p>
          </table:table-cell>
          <table:table-cell office:value-type="string">
            <text:p>MARTINE: Ah! ah! ah! ah!</text:p>
          </table:table-cell>
          <table:table-cell office:value-type="string">
            <text:p>MARTINE: Ah! Ah! Ah! Ah!</text:p>
          </table:table-cell>
          <table:table-cell table:number-columns-repeated="1021"/>
        </table:table-row>
        <table:table-row table:style-name="ro1">
          <table:table-cell office:value-type="float" office:value="1">
            <text:p>1</text:p>
          </table:table-cell>
          <table:table-cell office:value-type="string">
            <text:p>SGANARELLE: Voilà le vrai moyen de vous apaiser.</text:p>
          </table:table-cell>
          <table:table-cell office:value-type="string">
            <text:p>SGANARELLE: C'est le seul moyen de te calmer.</text:p>
          </table:table-cell>
          <table:table-cell table:number-columns-repeated="1021"/>
        </table:table-row>
        <table:table-row table:style-name="ro5" table:number-rows-repeated="1048522">
          <table:table-cell table:number-columns-repeated="1024"/>
        </table:table-row>
        <table:table-row table:style-name="ro5">
          <table:table-cell table:number-columns-repeated="1024"/>
        </table:table-row>
      </table:table>
      <table:table table:name="Acte 1 Scene 2-3" table:style-name="ta1" table:print="false">
        <table:table-column table:style-name="co1" table:default-cell-style-name="ce1"/>
        <table:table-column table:style-name="co6" table:number-columns-repeated="3" table:default-cell-style-name="ce1"/>
        <table:table-column table:style-name="co5" table:number-columns-repeated="1020" table:default-cell-style-name="ce1"/>
        <table:table-row table:style-name="ro1">
          <table:table-cell office:value-type="string">
            <text:p>scene</text:p>
          </table:table-cell>
          <table:table-cell office:value-type="string">
            <text:p>original</text:p>
          </table:table-cell>
          <table:table-cell office:value-type="string">
            <text:p>modern</text:p>
          </table:table-cell>
          <table:table-cell table:number-columns-repeated="1021"/>
        </table:table-row>
        <table:table-row table:style-name="ro2">
          <table:table-cell office:value-type="float" office:value="2">
            <text:p>2</text:p>
          </table:table-cell>
          <table:table-cell office:value-type="string">
            <text:p>M. ROBERT: Holà! holà! holà! Fi! Qu'est-ce ci? quelle infamie! Peste soit le coquin, de battre ainsi sa femme!</text:p>
          </table:table-cell>
          <table:table-cell office:value-type="string">
            <text:p>M. ROBERT: Hé! Qu'est-ce qui se passe ici? C'est honteux! Comment peut-on frapper sa femme comme ça?</text:p>
          </table:table-cell>
          <table:table-cell table:number-columns-repeated="1021"/>
        </table:table-row>
        <table:table-row table:style-name="ro2">
          <table:table-cell office:value-type="float" office:value="2">
            <text:p>2</text:p>
          </table:table-cell>
          <table:table-cell office:value-type="string">
            <text:p>MARTINE, les mains sur les côtés, lui parle en le faisant reculer, et à la fin lui donne un soufflet. Et je veux qu'il me batte, moi.</text:p>
          </table:table-cell>
          <table:table-cell office:value-type="string">
            <text:p>MARTINE, les mains sur les hanches, lui parle en le faisant reculer, et finit par lui donner une gifle. Et moi, je veux qu'il me frappe aussi.</text:p>
          </table:table-cell>
          <table:table-cell table:number-columns-repeated="1021"/>
        </table:table-row>
        <table:table-row table:style-name="ro1">
          <table:table-cell office:value-type="float" office:value="2">
            <text:p>2</text:p>
          </table:table-cell>
          <table:table-cell office:value-type="string">
            <text:p>M. ROBERT: Ah! j'y consens de tout mon coeur.</text:p>
          </table:table-cell>
          <table:table-cell office:value-type="string">
            <text:p>M. ROBERT: D'accord, je suis pour.</text:p>
          </table:table-cell>
          <table:table-cell table:number-columns-repeated="1021"/>
        </table:table-row>
        <table:table-row table:style-name="ro1">
          <table:table-cell office:value-type="float" office:value="2">
            <text:p>2</text:p>
          </table:table-cell>
          <table:table-cell office:value-type="string">
            <text:p>MARTINE: De quoi vous mêlez-vous?</text:p>
          </table:table-cell>
          <table:table-cell office:value-type="string">
            <text:p>MARTINE: Qu'est-ce que ça peut vous faire?</text:p>
          </table:table-cell>
          <table:table-cell table:number-columns-repeated="1021"/>
        </table:table-row>
        <table:table-row table:style-name="ro1">
          <table:table-cell office:value-type="float" office:value="2">
            <text:p>2</text:p>
          </table:table-cell>
          <table:table-cell table:number-columns-repeated="2" office:value-type="string">
            <text:p>M. ROBERT: J'ai tort.</text:p>
          </table:table-cell>
          <table:table-cell table:number-columns-repeated="1021"/>
        </table:table-row>
        <table:table-row table:style-name="ro1">
          <table:table-cell office:value-type="float" office:value="2">
            <text:p>2</text:p>
          </table:table-cell>
          <table:table-cell office:value-type="string">
            <text:p>MARTINE: Est-ce là votre affaire?</text:p>
          </table:table-cell>
          <table:table-cell office:value-type="string">
            <text:p>MARTINE: Ce n'est pas votre problème.</text:p>
          </table:table-cell>
          <table:table-cell table:number-columns-repeated="1021"/>
        </table:table-row>
        <table:table-row table:style-name="ro1">
          <table:table-cell office:value-type="float" office:value="2">
            <text:p>2</text:p>
          </table:table-cell>
          <table:table-cell office:value-type="string">
            <text:p>M. ROBERT: Vous avez raison.</text:p>
          </table:table-cell>
          <table:table-cell office:value-type="string">
            <text:p>M. ROBERT: Vous avez raison.</text:p>
          </table:table-cell>
          <table:table-cell table:number-columns-repeated="1021"/>
        </table:table-row>
        <table:table-row table:style-name="ro2">
          <table:table-cell office:value-type="float" office:value="2">
            <text:p>2</text:p>
          </table:table-cell>
          <table:table-cell office:value-type="string">
            <text:p>MARTINE: Voyez un peu cet impertinent qui veut empêcher les maris de battre leurs femmes!</text:p>
          </table:table-cell>
          <table:table-cell office:value-type="string">
            <text:p>MARTINE: Regardez cet impertinent qui veut empêcher les maris de frapper leurs femmes!</text:p>
          </table:table-cell>
          <table:table-cell table:number-columns-repeated="1021"/>
        </table:table-row>
        <table:table-row table:style-name="ro1">
          <table:table-cell office:value-type="float" office:value="2">
            <text:p>2</text:p>
          </table:table-cell>
          <table:table-cell office:value-type="string">
            <text:p>M. ROBERT: Je me rétracte.</text:p>
          </table:table-cell>
          <table:table-cell office:value-type="string">
            <text:p>M. ROBERT: Je retire ce que j'ai dit.</text:p>
          </table:table-cell>
          <table:table-cell table:number-columns-repeated="1021"/>
        </table:table-row>
        <table:table-row table:style-name="ro1">
          <table:table-cell office:value-type="float" office:value="2">
            <text:p>2</text:p>
          </table:table-cell>
          <table:table-cell office:value-type="string">
            <text:p>MARTINE: Qu'avez-vous à voir là-dessus?</text:p>
          </table:table-cell>
          <table:table-cell office:value-type="string">
            <text:p>MARTINE: Qu'est-ce que ça vous fait?</text:p>
          </table:table-cell>
          <table:table-cell table:number-columns-repeated="1021"/>
        </table:table-row>
        <table:table-row table:style-name="ro1">
          <table:table-cell office:value-type="float" office:value="2">
            <text:p>2</text:p>
          </table:table-cell>
          <table:table-cell office:value-type="string">
            <text:p>M. ROBERT: Rien.</text:p>
          </table:table-cell>
          <table:table-cell office:value-type="string">
            <text:p>M. ROBERT: Rien.</text:p>
          </table:table-cell>
          <table:table-cell table:number-columns-repeated="1021"/>
        </table:table-row>
        <table:table-row table:style-name="ro1">
          <table:table-cell office:value-type="float" office:value="2">
            <text:p>2</text:p>
          </table:table-cell>
          <table:table-cell office:value-type="string">
            <text:p>MARTINE: Est-ce à vous d'y mettre le nez?</text:p>
          </table:table-cell>
          <table:table-cell office:value-type="string">
            <text:p>MARTINE: Ce n'est pas à vous de vous en mêler.</text:p>
          </table:table-cell>
          <table:table-cell table:number-columns-repeated="1021"/>
        </table:table-row>
        <table:table-row table:style-name="ro1">
          <table:table-cell office:value-type="float" office:value="2">
            <text:p>2</text:p>
          </table:table-cell>
          <table:table-cell table:number-columns-repeated="2" office:value-type="string">
            <text:p>M. ROBERT: Non.</text:p>
          </table:table-cell>
          <table:table-cell table:number-columns-repeated="1021"/>
        </table:table-row>
        <table:table-row table:style-name="ro1">
          <table:table-cell office:value-type="float" office:value="2">
            <text:p>2</text:p>
          </table:table-cell>
          <table:table-cell office:value-type="string">
            <text:p>MARTINE: Mêlez-vous de vos affaires.</text:p>
          </table:table-cell>
          <table:table-cell office:value-type="string">
            <text:p>MARTINE: Occupez-vous de vos affaires.</text:p>
          </table:table-cell>
          <table:table-cell table:number-columns-repeated="1021"/>
        </table:table-row>
        <table:table-row table:style-name="ro1">
          <table:table-cell office:value-type="float" office:value="2">
            <text:p>2</text:p>
          </table:table-cell>
          <table:table-cell office:value-type="string">
            <text:p>M. ROBERT: Je ne dis plus mot.</text:p>
          </table:table-cell>
          <table:table-cell office:value-type="string">
            <text:p>M. ROBERT: Je ne dis plus rien.</text:p>
          </table:table-cell>
          <table:table-cell table:number-columns-repeated="1021"/>
        </table:table-row>
        <table:table-row table:style-name="ro1">
          <table:table-cell office:value-type="float" office:value="2">
            <text:p>2</text:p>
          </table:table-cell>
          <table:table-cell office:value-type="string">
            <text:p>MARTINE: Il me plaît d'être battue.</text:p>
          </table:table-cell>
          <table:table-cell office:value-type="string">
            <text:p>MARTINE: J'aime être frappée.</text:p>
          </table:table-cell>
          <table:table-cell table:number-columns-repeated="1021"/>
        </table:table-row>
        <table:table-row table:style-name="ro1">
          <table:table-cell office:value-type="float" office:value="2">
            <text:p>2</text:p>
          </table:table-cell>
          <table:table-cell office:value-type="string">
            <text:p>M. ROBERT: D'accord.</text:p>
          </table:table-cell>
          <table:table-cell office:value-type="string">
            <text:p>M. ROBERT: Très bien.</text:p>
          </table:table-cell>
          <table:table-cell table:number-columns-repeated="1021"/>
        </table:table-row>
        <table:table-row table:style-name="ro1">
          <table:table-cell office:value-type="float" office:value="2">
            <text:p>2</text:p>
          </table:table-cell>
          <table:table-cell office:value-type="string">
            <text:p>MARTINE: Ce n'est pas à vos dépens.</text:p>
          </table:table-cell>
          <table:table-cell office:value-type="string">
            <text:p>MARTINE: Ce n'est pas à vos frais.</text:p>
          </table:table-cell>
          <table:table-cell table:number-columns-repeated="1021"/>
        </table:table-row>
        <table:table-row table:style-name="ro1">
          <table:table-cell office:value-type="float" office:value="2">
            <text:p>2</text:p>
          </table:table-cell>
          <table:table-cell office:value-type="string">
            <text:p>M. ROBERT: Il est vrai.</text:p>
          </table:table-cell>
          <table:table-cell office:value-type="string">
            <text:p>M. ROBERT: C'est vrai.</text:p>
          </table:table-cell>
          <table:table-cell table:number-columns-repeated="1021"/>
        </table:table-row>
        <table:table-row table:style-name="ro1">
          <table:table-cell office:value-type="float" office:value="2">
            <text:p>2</text:p>
          </table:table-cell>
          <table:table-cell office:value-type="string">
            <text:p>MARTINE: Et vous êtes un sot de venir vous fourrer où vous n'avez que faire.</text:p>
          </table:table-cell>
          <table:table-cell office:value-type="string">
            <text:p>MARTINE: Et vous êtes stupide de vous mêler de ça.</text:p>
          </table:table-cell>
          <table:table-cell table:number-columns-repeated="1021"/>
        </table:table-row>
        <table:table-row table:style-name="ro6">
          <table:table-cell office:value-type="float" office:value="2">
            <text:p>2</text:p>
          </table:table-cell>
          <table:table-cell office:value-type="string">
            <text:p>M. ROBERT: (Il passe ensuite vers le mari, qui pareillement lui parle toujours en le faisant reculer, le frappe avec le mime bâton et le met en fuite. Il dit à la fin) Compère, je vous demande pardon de tout mon coeur; faites, rossez, battez comme il faut votre femme; je vous aiderai, si vous le voulez.</text:p>
          </table:table-cell>
          <table:table-cell office:value-type="string">
            <text:p>M. ROBERT: (Il se tourne ensuite vers le mari, qui lui parle toujours en le faisant reculer, le frappe avec un bâton imaginaire et le met en fuite. Il dit à la fin) Mon ami, je suis désolé, frappez votre femme comme il faut; je vous aiderai si vous voulez.</text:p>
          </table:table-cell>
          <table:table-cell table:number-columns-repeated="1021"/>
        </table:table-row>
        <table:table-row table:style-name="ro1">
          <table:table-cell office:value-type="float" office:value="2">
            <text:p>2</text:p>
          </table:table-cell>
          <table:table-cell office:value-type="string">
            <text:p>SGANARELLE: Il ne me plaît pas, moi.</text:p>
          </table:table-cell>
          <table:table-cell office:value-type="string">
            <text:p>SGANARELLE: Ça ne me plaît pas.</text:p>
          </table:table-cell>
          <table:table-cell table:number-columns-repeated="1021"/>
        </table:table-row>
        <table:table-row table:style-name="ro1">
          <table:table-cell office:value-type="float" office:value="2">
            <text:p>2</text:p>
          </table:table-cell>
          <table:table-cell office:value-type="string">
            <text:p>M. ROBERT: Ah! c'est une autre chose.</text:p>
          </table:table-cell>
          <table:table-cell office:value-type="string">
            <text:p>M. ROBERT: Ah! c'est différent.</text:p>
          </table:table-cell>
          <table:table-cell table:number-columns-repeated="1021"/>
        </table:table-row>
        <table:table-row table:style-name="ro2">
          <table:table-cell office:value-type="float" office:value="2">
            <text:p>2</text:p>
          </table:table-cell>
          <table:table-cell office:value-type="string">
            <text:p>SGANARELLE: Je la veux battre si je le veux, et ne la veux pas battre si je le ne veux pas.</text:p>
          </table:table-cell>
          <table:table-cell office:value-type="string">
            <text:p>SGANARELLE: Je la frappe si je veux, et je ne la frappe pas si je ne veux pas.</text:p>
          </table:table-cell>
          <table:table-cell table:number-columns-repeated="1021"/>
        </table:table-row>
        <table:table-row table:style-name="ro1">
          <table:table-cell office:value-type="float" office:value="2">
            <text:p>2</text:p>
          </table:table-cell>
          <table:table-cell office:value-type="string">
            <text:p>M. ROBERT: Fort bien.</text:p>
          </table:table-cell>
          <table:table-cell office:value-type="string">
            <text:p>M. ROBERT: Très bien.</text:p>
          </table:table-cell>
          <table:table-cell table:number-columns-repeated="1021"/>
        </table:table-row>
        <table:table-row table:style-name="ro1">
          <table:table-cell office:value-type="float" office:value="2">
            <text:p>2</text:p>
          </table:table-cell>
          <table:table-cell office:value-type="string">
            <text:p>SGANARELLE: C'est ma femme, et non pas la vôtre.</text:p>
          </table:table-cell>
          <table:table-cell office:value-type="string">
            <text:p>SGANARELLE: C'est ma femme, pas la vôtre.</text:p>
          </table:table-cell>
          <table:table-cell table:number-columns-repeated="1021"/>
        </table:table-row>
        <table:table-row table:style-name="ro1">
          <table:table-cell office:value-type="float" office:value="2">
            <text:p>2</text:p>
          </table:table-cell>
          <table:table-cell office:value-type="string">
            <text:p>M. ROBERT: Sans doute.</text:p>
          </table:table-cell>
          <table:table-cell office:value-type="string">
            <text:p>M. ROBERT: Bien sûr.</text:p>
          </table:table-cell>
          <table:table-cell table:number-columns-repeated="1021"/>
        </table:table-row>
        <table:table-row table:style-name="ro1">
          <table:table-cell office:value-type="float" office:value="2">
            <text:p>2</text:p>
          </table:table-cell>
          <table:table-cell office:value-type="string">
            <text:p>SGANARELLE: Vous n'avez rien à me commander.</text:p>
          </table:table-cell>
          <table:table-cell office:value-type="string">
            <text:p>SGANARELLE: Vous n'avez rien à me dire.</text:p>
          </table:table-cell>
          <table:table-cell table:number-columns-repeated="1021"/>
        </table:table-row>
        <table:table-row table:style-name="ro1">
          <table:table-cell office:value-type="float" office:value="2">
            <text:p>2</text:p>
          </table:table-cell>
          <table:table-cell table:number-columns-repeated="2" office:value-type="string">
            <text:p>M. ROBERT: D'accord.</text:p>
          </table:table-cell>
          <table:table-cell table:number-columns-repeated="1021"/>
        </table:table-row>
        <table:table-row table:style-name="ro1">
          <table:table-cell office:value-type="float" office:value="2">
            <text:p>2</text:p>
          </table:table-cell>
          <table:table-cell office:value-type="string">
            <text:p>SGANARELLE: Je n'ai que faire de votre aide.</text:p>
          </table:table-cell>
          <table:table-cell office:value-type="string">
            <text:p>SGANARELLE: Je n'ai pas besoin de votre aide.</text:p>
          </table:table-cell>
          <table:table-cell table:number-columns-repeated="1021"/>
        </table:table-row>
        <table:table-row table:style-name="ro1">
          <table:table-cell office:value-type="float" office:value="2">
            <text:p>2</text:p>
          </table:table-cell>
          <table:table-cell office:value-type="string">
            <text:p>M. ROBERT: Très volontiers.</text:p>
          </table:table-cell>
          <table:table-cell office:value-type="string">
            <text:p>M. ROBERT: Très bien.</text:p>
          </table:table-cell>
          <table:table-cell table:number-columns-repeated="1021"/>
        </table:table-row>
        <table:table-row table:style-name="ro6">
          <table:table-cell office:value-type="float" office:value="2">
            <text:p>2</text:p>
          </table:table-cell>
          <table:table-cell office:value-type="string">
            <text:p>SGANARELLE: Et vous êtes un impertinent de vous ingérer des affaires d'autrui. Apprenez que Cicéron dit qu'entre l'arbre et le doigt il ne faut point mettre l'écorce. (Ensuite, il revient vers sa femme, et lui dit en lui pressant la main) O ça, faisons la paix nous deux. Touche là.</text:p>
          </table:table-cell>
          <table:table-cell office:value-type="string">
            <text:p>SGANARELLE: Et vous êtes impoli de vous mêler des affaires des autres. Apprenez que Cicéron a dit qu'il ne faut pas mettre l'écorce entre l'arbre et le doigt. (Ensuite, il revient vers sa femme, et lui serre la main) Allez, faisons la paix. Donne-moi la main.</text:p>
          </table:table-cell>
          <table:table-cell table:number-columns-repeated="1021"/>
        </table:table-row>
        <table:table-row table:style-name="ro1">
          <table:table-cell office:value-type="float" office:value="2">
            <text:p>2</text:p>
          </table:table-cell>
          <table:table-cell office:value-type="string">
            <text:p>MARTINE: Oui! après m'avoir ainsi battue.</text:p>
          </table:table-cell>
          <table:table-cell office:value-type="string">
            <text:p>MARTINE: Oui, après m'avoir frappée comme ça.</text:p>
          </table:table-cell>
          <table:table-cell table:number-columns-repeated="1021"/>
        </table:table-row>
        <table:table-row table:style-name="ro1">
          <table:table-cell office:value-type="float" office:value="2">
            <text:p>2</text:p>
          </table:table-cell>
          <table:table-cell office:value-type="string">
            <text:p>SGANARELLE: Cela n'est rien. Touche.</text:p>
          </table:table-cell>
          <table:table-cell office:value-type="string">
            <text:p>SGANARELLE: Ce n'est rien. Donne.</text:p>
          </table:table-cell>
          <table:table-cell table:number-columns-repeated="1021"/>
        </table:table-row>
        <table:table-row table:style-name="ro1">
          <table:table-cell office:value-type="float" office:value="2">
            <text:p>2</text:p>
          </table:table-cell>
          <table:table-cell office:value-type="string">
            <text:p>MARTINE: Je ne veux pas.</text:p>
          </table:table-cell>
          <table:table-cell office:value-type="string">
            <text:p>MARTINE: Je ne veux pas.</text:p>
          </table:table-cell>
          <table:table-cell table:number-columns-repeated="1021"/>
        </table:table-row>
        <table:table-row table:style-name="ro1">
          <table:table-cell office:value-type="float" office:value="2">
            <text:p>2</text:p>
          </table:table-cell>
          <table:table-cell office:value-type="string">
            <text:p>SGANARELLE: Hé?</text:p>
          </table:table-cell>
          <table:table-cell office:value-type="string">
            <text:p>SGANARELLE: Hein?.</text:p>
          </table:table-cell>
          <table:table-cell table:number-columns-repeated="1021"/>
        </table:table-row>
        <table:table-row table:style-name="ro1">
          <table:table-cell office:value-type="float" office:value="2">
            <text:p>2</text:p>
          </table:table-cell>
          <table:table-cell table:number-columns-repeated="2" office:value-type="string">
            <text:p>MARTINE: Non.</text:p>
          </table:table-cell>
          <table:table-cell table:number-columns-repeated="1021"/>
        </table:table-row>
        <table:table-row table:style-name="ro1">
          <table:table-cell office:value-type="float" office:value="2">
            <text:p>2</text:p>
          </table:table-cell>
          <table:table-cell table:number-columns-repeated="2" office:value-type="string">
            <text:p>SGANARELLE: Ma petite femme!</text:p>
          </table:table-cell>
          <table:table-cell table:number-columns-repeated="1021"/>
        </table:table-row>
        <table:table-row table:style-name="ro1">
          <table:table-cell office:value-type="float" office:value="2">
            <text:p>2</text:p>
          </table:table-cell>
          <table:table-cell office:value-type="string">
            <text:p>MARTINE: Point.</text:p>
          </table:table-cell>
          <table:table-cell office:value-type="string">
            <text:p>MARTINE: Non.</text:p>
          </table:table-cell>
          <table:table-cell table:number-columns-repeated="1021"/>
        </table:table-row>
        <table:table-row table:style-name="ro1">
          <table:table-cell office:value-type="float" office:value="2">
            <text:p>2</text:p>
          </table:table-cell>
          <table:table-cell office:value-type="string">
            <text:p>SGANARELLE: Allons, te dis-je.</text:p>
          </table:table-cell>
          <table:table-cell office:value-type="string">
            <text:p>SGANARELLE: Allez, ma chérie!</text:p>
          </table:table-cell>
          <table:table-cell table:number-columns-repeated="1021"/>
        </table:table-row>
        <table:table-row table:style-name="ro1">
          <table:table-cell office:value-type="float" office:value="2">
            <text:p>2</text:p>
          </table:table-cell>
          <table:table-cell office:value-type="string">
            <text:p>MARTINE: Je n'en ferai rien.</text:p>
          </table:table-cell>
          <table:table-cell office:value-type="string">
            <text:p>MARTINE: Je ne le ferai pas.</text:p>
          </table:table-cell>
          <table:table-cell table:number-columns-repeated="1021"/>
        </table:table-row>
        <table:table-row table:style-name="ro1">
          <table:table-cell office:value-type="float" office:value="2">
            <text:p>2</text:p>
          </table:table-cell>
          <table:table-cell office:value-type="string">
            <text:p>SGANARELLE: Viens, viens, viens.</text:p>
          </table:table-cell>
          <table:table-cell office:value-type="string">
            <text:p>SGANARELLE: Allez, allez, allez.</text:p>
          </table:table-cell>
          <table:table-cell table:number-columns-repeated="1021"/>
        </table:table-row>
        <table:table-row table:style-name="ro1">
          <table:table-cell office:value-type="float" office:value="2">
            <text:p>2</text:p>
          </table:table-cell>
          <table:table-cell office:value-type="string">
            <text:p>MARTINE: Non, je veux être en colère.</text:p>
          </table:table-cell>
          <table:table-cell office:value-type="string">
            <text:p>MARTINE: Non, je suis en colère.</text:p>
          </table:table-cell>
          <table:table-cell table:number-columns-repeated="1021"/>
        </table:table-row>
        <table:table-row table:style-name="ro1">
          <table:table-cell office:value-type="float" office:value="2">
            <text:p>2</text:p>
          </table:table-cell>
          <table:table-cell office:value-type="string">
            <text:p>SGANARELLE: Fi! c'est une bagatelle; allons, allons.</text:p>
          </table:table-cell>
          <table:table-cell office:value-type="string">
            <text:p>SGANARELLE: Oh! c'est rien du tout; allez, allez.</text:p>
          </table:table-cell>
          <table:table-cell table:number-columns-repeated="1021"/>
        </table:table-row>
        <table:table-row table:style-name="ro1">
          <table:table-cell office:value-type="float" office:value="2">
            <text:p>2</text:p>
          </table:table-cell>
          <table:table-cell office:value-type="string">
            <text:p>MARTINE: Laisse-moi là.</text:p>
          </table:table-cell>
          <table:table-cell office:value-type="string">
            <text:p>MARTINE: Laisse-moi tranquille.</text:p>
          </table:table-cell>
          <table:table-cell table:number-columns-repeated="1021"/>
        </table:table-row>
        <table:table-row table:style-name="ro1">
          <table:table-cell office:value-type="float" office:value="2">
            <text:p>2</text:p>
          </table:table-cell>
          <table:table-cell office:value-type="string">
            <text:p>SGANARELLE: Touche, te dis-je.</text:p>
          </table:table-cell>
          <table:table-cell office:value-type="string">
            <text:p>SGANARELLE: Donne-moi la main, je te dis.</text:p>
          </table:table-cell>
          <table:table-cell table:number-columns-repeated="1021"/>
        </table:table-row>
        <table:table-row table:style-name="ro1">
          <table:table-cell office:value-type="float" office:value="2">
            <text:p>2</text:p>
          </table:table-cell>
          <table:table-cell office:value-type="string">
            <text:p>MARTINE: Tu m'as trop maltraitée.</text:p>
          </table:table-cell>
          <table:table-cell office:value-type="string">
            <text:p>MARTINE: Non, tu m'as trop maltraitée.</text:p>
          </table:table-cell>
          <table:table-cell table:number-columns-repeated="1021"/>
        </table:table-row>
        <table:table-row table:style-name="ro1">
          <table:table-cell office:value-type="float" office:value="2">
            <text:p>2</text:p>
          </table:table-cell>
          <table:table-cell office:value-type="string">
            <text:p>SGANARELLE: Eh bien, va, je te demande pardon; mets là ta main.</text:p>
          </table:table-cell>
          <table:table-cell office:value-type="string">
            <text:p>SGANARELLE: Bon, je te demande pardon; donne-moi la main.</text:p>
          </table:table-cell>
          <table:table-cell table:number-columns-repeated="1021"/>
        </table:table-row>
        <table:table-row table:style-name="ro1">
          <table:table-cell office:value-type="float" office:value="2">
            <text:p>2</text:p>
          </table:table-cell>
          <table:table-cell office:value-type="string">
            <text:p>MARTINE: Je te pardonne; (elle dit le reste bas) mais tu le payeras.</text:p>
          </table:table-cell>
          <table:table-cell office:value-type="string">
            <text:p>MARTINE: Je te pardonne; (elle dit le reste bas) mais tu vas le regretter.</text:p>
          </table:table-cell>
          <table:table-cell table:number-columns-repeated="1021"/>
        </table:table-row>
        <table:table-row table:style-name="ro6">
          <table:table-cell office:value-type="float" office:value="2">
            <text:p>2</text:p>
          </table:table-cell>
          <table:table-cell office:value-type="string">
            <text:p>SGANARELLE: Tu es une folle de prendre garde à cela. Ce sont petites choses qui sont de temps en temps nécessaires dans l'amitié; et cinq ou six coups de bâton, entre gens qui s'aiment, ne font que ragaillardir l'affection. Va, je m'en vais au bois, et je te promets aujourd'hui plus d'un cent de fagots.</text:p>
          </table:table-cell>
          <table:table-cell office:value-type="string">
            <text:p>SGANARELLE: Tu es folle de t'en soucier. C'est juste une petite chose qui est nécessaire de temps en temps dans une amitié; et cinq ou six coups de bâton, entre gens qui s'aiment, ne font que renforcer l'affection. Allez, je vais au bois, et je te promets plus d'une centaine de fagots aujourd'hui.</text:p>
          </table:table-cell>
          <table:table-cell table:number-columns-repeated="1021"/>
        </table:table-row>
        <table:table-row table:style-name="ro4">
          <table:table-cell/>
          <table:table-cell table:style-name="ce4"/>
          <table:table-cell table:number-columns-repeated="1022"/>
        </table:table-row>
        <table:table-row table:style-name="ro7">
          <table:table-cell office:value-type="float" office:value="3">
            <text:p>3</text:p>
          </table:table-cell>
          <table:table-cell office:value-type="string">
            <text:p>MARTINE, seule: Va, quelque mine que je fasse, je n'oublie pas mon ressentiment, et je brûle en moi-même de trouver les moyens de te punir des coups que tu me donnes. Je sais bien qu'une femme a toujours dans les mains de quoi se venger d'un mari; mais c'est une punition trop délicate pour mon pendart. Je veux une vengeance qui se fasse un peu mieux sentir, et ce n'est pas contentement pour l'injure que j'ai reçue.</text:p>
          </table:table-cell>
          <table:table-cell office:value-type="string">
            <text:p>MARTINE, seule : Peu importe mon apparence, je n'oublie pas que je suis en colère et je cherche des moyens de te punir pour les coups que tu me donnes. Je sais que les femmes ont toujours des moyens de se venger de leur mari, mais c'est trop subtil pour mon mari stupide. Je veux une vengeance qui se fasse sentir davantage, car je ne suis pas satisfaite de l'injure que j'ai reçue.</text:p>
          </table:table-cell>
          <table:table-cell table:number-columns-repeated="1021"/>
        </table:table-row>
        <table:table-row table:style-name="ro5" table:number-rows-repeated="1048522">
          <table:table-cell table:number-columns-repeated="1024"/>
        </table:table-row>
        <table:table-row table:style-name="ro5">
          <table:table-cell table:number-columns-repeated="1024"/>
        </table:table-row>
      </table:table>
      <table:table table:name="Acte 1 Scene 4" table:style-name="ta1" table:print="false">
        <table:table-column table:style-name="co7" table:number-columns-repeated="2" table:default-cell-style-name="ce5"/>
        <table:table-column table:style-name="co5" table:number-columns-repeated="1022" table:default-cell-style-name="ce5"/>
        <table:table-row table:style-name="ro1">
          <table:table-cell office:value-type="string">
            <text:p>original</text:p>
          </table:table-cell>
          <table:table-cell office:value-type="string">
            <text:p>modern</text:p>
          </table:table-cell>
          <table:table-cell table:number-columns-repeated="1022"/>
        </table:table-row>
        <table:table-row table:style-name="ro2">
          <table:table-cell office:value-type="string">
            <text:p>LUCAS: Parguenne! j'avons pris là tous deux une gueble de commission; et je ne sai pas, moi, ce que je pensons attraper.</text:p>
          </table:table-cell>
          <table:table-cell office:value-type="string">
            <text:p>LUCAS: Parguenne! On s'est mis dans une situation difficile et je ne sais pas comment on va s'en sortir.</text:p>
          </table:table-cell>
          <table:table-cell table:number-columns-repeated="1022"/>
        </table:table-row>
        <table:table-row table:style-name="ro8">
          <table:table-cell office:value-type="string">
            <text:p>VALÈRE: Que veux-tu, mon pauvre nourricier? il faut bien obéir à notre maître; et puis nous avons intérêt l'un et l'autre à la santé de sa fille, notre maîtresse; et sans doute son mariage, différé par sa maladie, nous vaudroit quelque récompense. Horace, qui est libéral, a bonne part aux prétentions qu'on peut avoir sur sa personne, et, quoi-qu'elle ait fait voir de l'amitié pour un certain Léandre, tu sais bien que son père n'a jamais voulu consentir à le recevoir pour son gendre.</text:p>
          </table:table-cell>
          <table:table-cell office:value-type="string">
            <text:p>VALÈRE: Mon pauvre ami, on doit obéir à notre maître et on a tous les deux intérêt à la santé de sa fille, notre maîtresse. Si elle se marie, on pourrait être récompensé. Horace est généreux et il est ouvert aux prétendants. Même si elle a montré de l'amitié pour Léandre, son père n'a jamais accepté qu'il devienne son gendre.</text:p>
          </table:table-cell>
          <table:table-cell table:number-columns-repeated="1022"/>
        </table:table-row>
        <table:table-row table:style-name="ro1">
          <table:table-cell office:value-type="string">
            <text:p>MARTINE, rêvant à part elle. Ne puis-je point trouver quelque invention pour me venger?</text:p>
          </table:table-cell>
          <table:table-cell office:value-type="string">
            <text:p>MARTINE, pensant à voix haute. Comment puis-je me venger?</text:p>
          </table:table-cell>
          <table:table-cell table:number-columns-repeated="1022"/>
        </table:table-row>
        <table:table-row table:style-name="ro1">
          <table:table-cell office:value-type="string">
            <text:p>LUCAS: Mais quelle fantaisie s'est-il boutée là dans la tête, puisque les médecins y avont tous pardu leur latin?</text:p>
          </table:table-cell>
          <table:table-cell office:value-type="string">
            <text:p>LUCAS: Mais qu'est-ce qu'il a en tête? Les médecins ne comprennent pas sa maladie.</text:p>
          </table:table-cell>
          <table:table-cell table:number-columns-repeated="1022"/>
        </table:table-row>
        <table:table-row table:style-name="ro2">
          <table:table-cell office:value-type="string">
            <text:p>VALÈRE: On trouve quelquefois, à force de chercher, ce qu'on ne trouve pas d'abord; et souvent, en de simples lieux...</text:p>
          </table:table-cell>
          <table:table-cell office:value-type="string">
            <text:p>VALÈRE: Parfois, on trouve ce qu'on cherche en cherchant longtemps. Et parfois, dans des endroits simples...</text:p>
          </table:table-cell>
          <table:table-cell table:number-columns-repeated="1022"/>
        </table:table-row>
        <table:table-row table:style-name="ro6">
          <table:table-cell office:value-type="string">
            <text:p>MARTINE: Oui, il faut que je m'en venge à quelque prix que ce soit: ces coups de bâton me reviennent au coeur, je ne les saurois digérer, et... (Elle dit tout ceci en rivant, de sorte que, ne prenant pas garde à ces deux hommes, elle les heurte en se retournant, et leur dit:) Ah! Messieurs! je vous demande pardon, je ne vous voyois pas, et cherchois dans ma tête quelque chose qui m'embarrasse.</text:p>
          </table:table-cell>
          <table:table-cell office:value-type="string">
            <text:p>MARTINE: Je dois me venger à tout prix. Ces coups de bâton me font mal et je ne peux pas les supporter. (Elle parle sans faire attention aux deux hommes et les heurte en se retournant.) Oh, excusez-moi, je ne vous avais pas vus. Je cherchais quelque chose dans ma tête.</text:p>
          </table:table-cell>
          <table:table-cell table:number-columns-repeated="1022"/>
        </table:table-row>
        <table:table-row table:style-name="ro4">
          <table:table-cell office:value-type="string">
            <text:p>VALÈRE: Chacun a ses soins dans le monde, et nous cherchons aussi ce que nous voudrions bien trouver.</text:p>
          </table:table-cell>
          <table:table-cell table:style-name="Default" office:value-type="string">
            <text:p>VALÈRE: Tout le monde a des soucis dans la vie. </text:p>
          </table:table-cell>
          <table:table-cell table:number-columns-repeated="1022"/>
        </table:table-row>
        <table:table-row table:style-name="ro4">
          <table:table-cell table:style-name="ce6" office:value-type="string">
            <text:p>MARTINE: Seroit-ce quelque chose où je vous puisse aider?</text:p>
          </table:table-cell>
          <table:table-cell table:style-name="Default"/>
          <table:table-cell table:number-columns-repeated="1022"/>
        </table:table-row>
        <table:table-row table:style-name="ro8">
          <table:table-cell office:value-type="string">
            <text:p>VALÈRE: Cela se pourroit faire; et nous tâchons de rencontrer quelque habile homme, quelque médecin particulier, qui pût donner quelque soulagement à la fille de notre maître, attaquée d'une maladie qui lui a ôté tout d'un coup l'usage de la langue. Plusieurs médecins ont déjà épuisé toute leur science après elle; mais on trouve parfois des gens avec des secrets admirables, de certains remèdes particuliers, qui font le plus souvent ce que les autres n'ont su faire, et c'est là ce que nous cherchons.</text:p>
          </table:table-cell>
          <table:table-cell office:value-type="string">
            <text:p>VALÈRE: Nous cherchons un médecin qui pourrait aider la fille de notre maître. Elle a perdu l'usage de la langue à cause d'une maladie. Plusieurs médecins ont essayé de la soigner, mais sans succès. Nous cherchons quelqu'un qui a des remèdes particuliers.</text:p>
          </table:table-cell>
          <table:table-cell table:number-columns-repeated="1022"/>
        </table:table-row>
        <table:table-row table:style-name="ro3">
          <table:table-cell office:value-type="string">
            <text:p>MARTINE. (Elle dit ces premières lignes bas.) Ah! que le Ciel m'inspire une admirable invention pour me venger de mon pendart! (Haut.) Vous ne pouviez jamais vous mieux adresser pour rencontrer ce que vous cherchez, et nous avons ici un homme, le plus merveilleux homme du monde, pour les maladies désespérées.</text:p>
          </table:table-cell>
          <table:table-cell office:value-type="string">
            <text:p>MARTINE. (Elle parle bas.) Je dois trouver un moyen de me venger de mon maître. (Elle parle fort.) Vous êtes chanceux, car je connais un homme extraordinaire qui peut aider votre maîtresse. Il est bizarre et fantasque, mais il est très habile. Il s'appelle Sganarelle et il porte un habit jaune et vert.</text:p>
          </table:table-cell>
          <table:table-cell table:number-columns-repeated="1022"/>
        </table:table-row>
        <table:table-row table:style-name="ro4">
          <table:table-cell office:value-type="string">
            <text:p>VALÈRE: Et, de grâce, où pouvons-nous le rencontrer?</text:p>
          </table:table-cell>
          <table:table-cell table:style-name="Default"/>
          <table:table-cell table:number-columns-repeated="1022"/>
        </table:table-row>
        <table:table-row table:style-name="ro4">
          <table:table-cell office:value-type="string">
            <text:p>MARTINE: Vous le trouverez maintenant vers ce petit lieu que voilà, qui s'amuse à couper du bois.</text:p>
          </table:table-cell>
          <table:table-cell table:style-name="Default"/>
          <table:table-cell table:number-columns-repeated="1022"/>
        </table:table-row>
        <table:table-row table:style-name="ro4">
          <table:table-cell office:value-type="string">
            <text:p>LUCAS: Un médecin qui coupe du bois?</text:p>
          </table:table-cell>
          <table:table-cell table:style-name="Default"/>
          <table:table-cell table:number-columns-repeated="1022"/>
        </table:table-row>
        <table:table-row table:style-name="ro4">
          <table:table-cell office:value-type="string">
            <text:p>VALÈRE: Qui s'amuse à cueillir des simples, voulez-vous dire?</text:p>
          </table:table-cell>
          <table:table-cell table:style-name="Default"/>
          <table:table-cell table:number-columns-repeated="1022"/>
        </table:table-row>
        <table:table-row table:style-name="ro6">
          <table:table-cell office:value-type="string">
            <text:p>MARTINE: Non, c'est un homme extraordinaire, qui se plaît à cela, fantasque, bizarre, quinteux, et que vous ne prendriez jamais pour ce qu'il est. Il va vêtu d'une façon extravagante, affecte quelquefois de paroître ignorant, tient sa science renfermée, et ne fuit rien tant tous les jours que d'exercer les merveilleux talents qu'il a eus du Ciel pour la médecine.</text:p>
          </table:table-cell>
          <table:table-cell table:style-name="Default"/>
          <table:table-cell table:number-columns-repeated="1022"/>
        </table:table-row>
        <table:table-row table:style-name="ro2">
          <table:table-cell office:value-type="string">
            <text:p>VALÈRE: C'est une chose admirable, que tous les grands hommes ont toujours du caprice, quelque petit grain de folie mêlé à leur science.</text:p>
          </table:table-cell>
          <table:table-cell table:style-name="Default"/>
          <table:table-cell table:number-columns-repeated="1022"/>
        </table:table-row>
        <table:table-row table:style-name="ro8">
          <table:table-cell office:value-type="string">
            <text:p>MARTINE: La folie de celui-ci est plus grande qu'on ne peut croire, car elle va parfois jusqu'à vouloir être battu pour demeurer d'accord de sa capacité; et je vous donne avis que vous n'en viendrez point à bout, qu'il n'avouera jamais qu'il est médecin, s'il se le met en fantaisie, que vous ne preniez chacun un bâton, et ne le réduisiez, à force de coups, à vous confesser à la fin ce qu'il vous cachera d'abord. C'est ainsi que nous en usons quand nous avons besoin de lui.</text:p>
          </table:table-cell>
          <table:table-cell table:style-name="Default"/>
          <table:table-cell table:number-columns-repeated="1022"/>
        </table:table-row>
        <table:table-row table:style-name="ro1">
          <table:table-cell office:value-type="string">
            <text:p>VALÈRE: Voilà une étrange folie!</text:p>
          </table:table-cell>
          <table:table-cell table:number-columns-repeated="1023"/>
        </table:table-row>
        <table:table-row table:style-name="ro1">
          <table:table-cell office:value-type="string">
            <text:p>MARTINE: Il est vrai; mais, après cela, vous verrez qu'il fait des merveilles.</text:p>
          </table:table-cell>
          <table:table-cell table:number-columns-repeated="1023"/>
        </table:table-row>
        <table:table-row table:style-name="ro1">
          <table:table-cell office:value-type="string">
            <text:p>VALÈRE: Comment s'appelle-t-il?</text:p>
          </table:table-cell>
          <table:table-cell table:number-columns-repeated="1023"/>
        </table:table-row>
        <table:table-row table:style-name="ro2">
          <table:table-cell office:value-type="string">
            <text:p>MARTINE: Il s'appelle Sganarelle; mais il est aisé à connoître: c'est un homme qui a une large barbe noire, et qui porte une fraise, avec un habit jaune et vert.</text:p>
          </table:table-cell>
          <table:table-cell table:number-columns-repeated="1023"/>
        </table:table-row>
        <table:table-row table:style-name="ro1">
          <table:table-cell office:value-type="string">
            <text:p>LUCAS: Un habit jaune et vart! C'est donc le médecin des paroquets?</text:p>
          </table:table-cell>
          <table:table-cell office:value-type="string">
            <text:p>LUCAS: Ah, c'est le médecin des oiseaux!</text:p>
          </table:table-cell>
          <table:table-cell table:number-columns-repeated="1022"/>
        </table:table-row>
        <table:table-row table:style-name="ro1">
          <table:table-cell office:value-type="string">
            <text:p>VALÈRE: Mais est-il bien vrai qu'il soit si habile que vous le dites?</text:p>
          </table:table-cell>
          <table:table-cell office:value-type="string">
            <text:p>VALÈRE: Est-ce qu'il est vraiment si habile?</text:p>
          </table:table-cell>
          <table:table-cell table:number-columns-repeated="1022"/>
        </table:table-row>
        <table:table-row table:style-name="ro8">
          <table:table-cell table:style-name="ce6" office:value-type="string">
            <text:p>MARTINE: Comment! c'est un homme qui fait des miracles. Il y a six mois qu'une femme fut abandonnée de tous les autres médecins: on la tenoit morte il y avoit déjà six heures, et l'on se disposoit à l'ensevelir, lorsqu'on y fit venir de force l'homme dont nous parlons. Il lui mit, l'ayant vue, une petite goutte de je ne sais quoi dans la bouche, et dans le même instant elle se leva de son lit et se mit aussitôt à se promener dans sa chambre, comme si de rien n'eût été.</text:p>
          </table:table-cell>
          <table:table-cell office:value-type="string">
            <text:p>MARTINE: Oui, il a guéri une femme qui était considérée comme morte et un enfant qui était tombé du clocher. Il a des remèdes miraculeux.</text:p>
          </table:table-cell>
          <table:table-cell table:number-columns-repeated="1022"/>
        </table:table-row>
        <table:table-row table:style-name="ro1">
          <table:table-cell office:value-type="string">
            <text:p>LUCAS: Ah!</text:p>
          </table:table-cell>
          <table:table-cell office:value-type="string">
            <text:p>LUCAS: On doit le trouver tout de suite!</text:p>
          </table:table-cell>
          <table:table-cell table:number-columns-repeated="1022"/>
        </table:table-row>
        <table:table-row table:style-name="ro1">
          <table:table-cell office:value-type="string">
            <text:p>VALÈRE: Il falloit que ce fût quelque goutte d'or potable.</text:p>
          </table:table-cell>
          <table:table-cell office:value-type="string">
            <text:p>VALÈRE: Merci beaucoup pour votre aide.</text:p>
          </table:table-cell>
          <table:table-cell table:number-columns-repeated="1022"/>
        </table:table-row>
        <table:table-row table:style-name="ro6">
          <table:table-cell office:value-type="string">
            <text:p>MARTINE: Cela pourroit bien être. Il n'y a pas trois semaines encore qu'un jeune enfant de douze ans tomba du haut du clocher en bas, et se brisa sur le pavé la tête, les bras et les jambes. On n'y eut pas plus tôt amené notre homme qu'il le frotta par tout le corps d'un certain onguent qu'il sait faire, et l'enfant aussitôt se leva sur ses pieds et courut jouer à la fossette.</text:p>
          </table:table-cell>
          <table:table-cell office:value-type="string">
            <text:p>MARTINE: Mais souvenez-vous de mon avertissement. Il est bizarre et il peut vouloir être battu avant de révéler qu'il est médecin.</text:p>
          </table:table-cell>
          <table:table-cell table:number-columns-repeated="1022"/>
        </table:table-row>
        <table:table-row table:style-name="ro1">
          <table:table-cell office:value-type="string">
            <text:p>LUCAS: Ah!</text:p>
          </table:table-cell>
          <table:table-cell office:value-type="string">
            <text:p>LUCAS: On va le trouver, ne vous inquiétez pas.</text:p>
          </table:table-cell>
          <table:table-cell table:number-columns-repeated="1022"/>
        </table:table-row>
        <table:table-row table:style-name="ro1">
          <table:table-cell office:value-type="string">
            <text:p>VALÈRE: Il faut que cet homme-là ait la médecine universelle.</text:p>
          </table:table-cell>
          <table:table-cell table:number-columns-repeated="1023"/>
        </table:table-row>
        <table:table-row table:style-name="ro1">
          <table:table-cell office:value-type="string">
            <text:p>MARTINE: Qui en doute?</text:p>
          </table:table-cell>
          <table:table-cell table:number-columns-repeated="1023"/>
        </table:table-row>
        <table:table-row table:style-name="ro1">
          <table:table-cell office:value-type="string">
            <text:p>LUCAS: Testigué! velà justement l'homme qu'il nous faut; allons vite le charcher.</text:p>
          </table:table-cell>
          <table:table-cell table:number-columns-repeated="1023"/>
        </table:table-row>
        <table:table-row table:style-name="ro1">
          <table:table-cell office:value-type="string">
            <text:p>VALÈRE: Nous vous remercions du plaisir que vous nous faites.</text:p>
          </table:table-cell>
          <table:table-cell table:number-columns-repeated="1023"/>
        </table:table-row>
        <table:table-row table:style-name="ro1">
          <table:table-cell office:value-type="string">
            <text:p>MARTINE: Mais souvenez-vous bien au moins de l'avertissement que je vous ai donné.</text:p>
          </table:table-cell>
          <table:table-cell table:number-columns-repeated="1023"/>
        </table:table-row>
        <table:table-row table:style-name="ro1">
          <table:table-cell office:value-type="string">
            <text:p>LUCAS: Hé! morguenne! laissez-nous faire; s'il ne tient qu'à battre, la vache est à nous.</text:p>
          </table:table-cell>
          <table:table-cell table:number-columns-repeated="1023"/>
        </table:table-row>
        <table:table-row table:style-name="ro2">
          <table:table-cell office:value-type="string">
            <text:p>VALÈRE: Nous sommes bien heureux d'avoir fait cette rencontre, et j'en conçois, pour moi, la meilleure espérance du monde.</text:p>
          </table:table-cell>
          <table:table-cell table:number-columns-repeated="1023"/>
        </table:table-row>
        <table:table-row table:style-name="ro5" table:number-rows-repeated="1048539">
          <table:table-cell table:number-columns-repeated="1024"/>
        </table:table-row>
        <table:table-row table:style-name="ro5">
          <table:table-cell table:number-columns-repeated="1024"/>
        </table:table-row>
      </table:table>
      <table:table table:name="Acte 1 Scene 5" table:style-name="ta1" table:print="false">
        <table:table-column table:style-name="co5" table:number-columns-repeated="2" table:default-cell-style-name="Default"/>
        <table:table-row table:style-name="ro4">
          <table:table-cell office:value-type="string">
            <text:p>original</text:p>
          </table:table-cell>
          <table:table-cell office:value-type="string">
            <text:p>modern</text:p>
          </table:table-cell>
        </table:table-row>
        <table:table-row table:style-name="ro4">
          <table:table-cell office:value-type="string">
            <text:p>SGANARELLE, entre sur le théâtre en chantant et tenant une bouteille. La! la! la!</text:p>
          </table:table-cell>
          <table:table-cell/>
        </table:table-row>
        <table:table-row table:style-name="ro4">
          <table:table-cell office:value-type="string">
            <text:p>VALÈRE: J'entends quelqu'un qui chante et qui coupe du bois.</text:p>
          </table:table-cell>
          <table:table-cell/>
        </table:table-row>
        <table:table-row table:style-name="ro4">
          <table:table-cell office:value-type="string">
            <text:p>SGANARELLE: La! la! la!... Ma foi, c'est assez travaillé pour un coup: prenons un peu d'haleine. (Il boit, et dit après avoir bu:) Voilà du bois qui est salé comme tous les diables.</text:p>
          </table:table-cell>
          <table:table-cell/>
        </table:table-row>
        <table:table-row table:style-name="ro9">
          <table:table-cell office:value-type="string">
            <text:p>Qu'ils sont doux, Bouteille jolie, Qu'ils sont doux Vos petits glou-gloux! Mais mon sort feroit bien des jaloux si vous étiez toujours remplie.</text:p>
            <text:p>Ah! bouteille, ma mie, Pourquoi vous videz-vous? Allons, morbleu! il ne faut point engendrer de mélancolie.</text:p>
          </table:table-cell>
          <table:table-cell/>
        </table:table-row>
        <table:table-row table:style-name="ro4">
          <table:table-cell office:value-type="string">
            <text:p>VALÈRE: Le voilà lui-même.</text:p>
          </table:table-cell>
          <table:table-cell/>
        </table:table-row>
        <table:table-row table:style-name="ro4">
          <table:table-cell office:value-type="string">
            <text:p>LUCAS: Je pense que vous dites vrai, et que j'avons bouté le nez dessus.</text:p>
          </table:table-cell>
          <table:table-cell/>
        </table:table-row>
        <table:table-row table:style-name="ro4">
          <table:table-cell office:value-type="string">
            <text:p>VALÈRE: Voyons de près.</text:p>
          </table:table-cell>
          <table:table-cell/>
        </table:table-row>
        <table:table-row table:style-name="ro4">
          <table:table-cell office:value-type="string">
            <text:p>SGANARELLE, les apercevant, les regarde en se tournant vers l'un et puis vers l'autre, tt, abaissant sa voix, dit:</text:p>
          </table:table-cell>
          <table:table-cell/>
        </table:table-row>
        <table:table-row table:style-name="ro4">
          <table:table-cell office:value-type="string">
            <text:p>Ah! ma petite friponne, que je t'aime, mon petit bouchon! <text:s/>...Mon sort... feroit... bien des... jaloux, Si... Que diable! à qui en veulent ces gens-là?</text:p>
          </table:table-cell>
          <table:table-cell/>
        </table:table-row>
        <table:table-row table:style-name="ro4">
          <table:table-cell office:value-type="string">
            <text:p>VALÈRE: C'est lui assurément.</text:p>
          </table:table-cell>
          <table:table-cell/>
        </table:table-row>
        <table:table-row table:style-name="ro4">
          <table:table-cell office:value-type="string">
            <text:p>LUCAS: Le velà tout craché comme on nous l'a défiguré.</text:p>
          </table:table-cell>
          <table:table-cell/>
        </table:table-row>
        <table:table-row table:style-name="ro4">
          <table:table-cell office:value-type="string">
            <text:p>SGANARELLE, à part. (Ici il pose sa bouteille à terre, et, Valère se baissant pour le saluer, comme il croit que c'est à dessein de la prendre, il la met de l'autre côté; ensuite de quoi, Lucas faisant la même chose, il la reprend et la tient contre son estomac, avec divers gestes qui font un grand jeu de théâtre.) Ils consultent en me regardant; quel dessein auroient-ils?</text:p>
          </table:table-cell>
          <table:table-cell/>
        </table:table-row>
        <table:table-row table:style-name="ro4">
          <table:table-cell office:value-type="string">
            <text:p>VALÈRE: Monsieur, n'est-ce pas vous qui vous appelez Sganarelle?</text:p>
          </table:table-cell>
          <table:table-cell/>
        </table:table-row>
        <table:table-row table:style-name="ro4">
          <table:table-cell office:value-type="string">
            <text:p>SGANARELLE: Hé! quoi?</text:p>
          </table:table-cell>
          <table:table-cell/>
        </table:table-row>
        <table:table-row table:style-name="ro4">
          <table:table-cell office:value-type="string">
            <text:p>VALÈRE: Je vous demande si ce n'est pas vous qui se nomme Sganarelle?</text:p>
          </table:table-cell>
          <table:table-cell/>
        </table:table-row>
        <table:table-row table:style-name="ro4">
          <table:table-cell office:value-type="string">
            <text:p>SGANARELLE, se tournant vers Valère, puis vers Lucas. Oui et non, selon ce que vous lui voulez.</text:p>
          </table:table-cell>
          <table:table-cell/>
        </table:table-row>
        <table:table-row table:style-name="ro4">
          <table:table-cell office:value-type="string">
            <text:p>VALÈRE: Nous ne voulons que lui faire toutes les civilités que nous pourrons.</text:p>
          </table:table-cell>
          <table:table-cell/>
        </table:table-row>
        <table:table-row table:style-name="ro4">
          <table:table-cell office:value-type="string">
            <text:p>SGANARELLE: En ce cas, c'est moi qui se nomme Sganarelle.</text:p>
          </table:table-cell>
          <table:table-cell/>
        </table:table-row>
        <table:table-row table:style-name="ro4">
          <table:table-cell office:value-type="string">
            <text:p>VALÈRE: Monsieur, nous sommes ravis de vous voir. On nous a adressés à vous pour ce que nous cherchons, t nous venons implorer votre aide, dont nous avons besoin.</text:p>
          </table:table-cell>
          <table:table-cell/>
        </table:table-row>
        <table:table-row table:style-name="ro4">
          <table:table-cell office:value-type="string">
            <text:p>SGANARELLE: Si c'est quelque chose, Messieurs, qui dépende de mon petit négoce, je suis tout prêt à vous rendre service.</text:p>
          </table:table-cell>
          <table:table-cell/>
        </table:table-row>
        <table:table-row table:style-name="ro4">
          <table:table-cell office:value-type="string">
            <text:p>VALÈRE: Monsieur, c'est trop de grâce que vous nous faites. Mais, Monsieur, couvrez-vous, s'il vous plaît, le soleil pourrait vous incommoder.</text:p>
          </table:table-cell>
          <table:table-cell/>
        </table:table-row>
        <table:table-row table:style-name="ro4">
          <table:table-cell office:value-type="string">
            <text:p>LUCAS: Monsieu, boutez dessus.</text:p>
          </table:table-cell>
          <table:table-cell/>
        </table:table-row>
        <table:table-row table:style-name="ro4">
          <table:table-cell office:value-type="string">
            <text:p>SGANARELLE, bas. Voici des gens bien pleins de cérémonie.</text:p>
          </table:table-cell>
          <table:table-cell/>
        </table:table-row>
        <table:table-row table:style-name="ro4">
          <table:table-cell office:value-type="string">
            <text:p>VALÈRE: Monsieur, il ne faut pas trouver étrange que nous venions à vous: les habiles gens sont toujours recherchés, et nous sommes instruits de votre capacité.</text:p>
          </table:table-cell>
          <table:table-cell/>
        </table:table-row>
        <table:table-row table:style-name="ro4">
          <table:table-cell office:value-type="string">
            <text:p>SGANARELLE: Il est vrai, Messieurs, que je suis le premier homme du monde pour faire des fagots.</text:p>
          </table:table-cell>
          <table:table-cell/>
        </table:table-row>
        <table:table-row table:style-name="ro4">
          <table:table-cell office:value-type="string">
            <text:p>VALÈRE: Ah! Monsieur!...</text:p>
          </table:table-cell>
          <table:table-cell/>
        </table:table-row>
        <table:table-row table:style-name="ro4">
          <table:table-cell office:value-type="string">
            <text:p>SGANARELLE: Je n'y épargne aucune chose, et les fais d'une façon qu'il n'y a rien à dire.</text:p>
          </table:table-cell>
          <table:table-cell/>
        </table:table-row>
        <table:table-row table:style-name="ro4">
          <table:table-cell office:value-type="string">
            <text:p>VALÈRE: Monsieur, ce n'est pas cela dont il est question.</text:p>
          </table:table-cell>
          <table:table-cell/>
        </table:table-row>
        <table:table-row table:style-name="ro4">
          <table:table-cell office:value-type="string">
            <text:p>SGANARELLE: Mais aussi je les vends cent dix sols le cent.</text:p>
          </table:table-cell>
          <table:table-cell/>
        </table:table-row>
        <table:table-row table:style-name="ro4">
          <table:table-cell office:value-type="string">
            <text:p>VALÈRE: Ne parlons point de cela, s'il vous plaît.</text:p>
          </table:table-cell>
          <table:table-cell/>
        </table:table-row>
        <table:table-row table:style-name="ro4">
          <table:table-cell office:value-type="string">
            <text:p>SGANARELLE: Je vous promets que je ne saurois les donner à moins.</text:p>
          </table:table-cell>
          <table:table-cell/>
        </table:table-row>
        <table:table-row table:style-name="ro4">
          <table:table-cell office:value-type="string">
            <text:p>VALÈRE: Monsieur, nous savons les choses.</text:p>
          </table:table-cell>
          <table:table-cell/>
        </table:table-row>
        <table:table-row table:style-name="ro4">
          <table:table-cell office:value-type="string">
            <text:p>SGANARELLE: Si vous savez les choses, vous savez que je les vends cela.</text:p>
          </table:table-cell>
          <table:table-cell/>
        </table:table-row>
        <table:table-row table:style-name="ro4">
          <table:table-cell office:value-type="string">
            <text:p>VALÈRE: Monsieur, c'est se moquer que...</text:p>
          </table:table-cell>
          <table:table-cell/>
        </table:table-row>
        <table:table-row table:style-name="ro4">
          <table:table-cell office:value-type="string">
            <text:p>SGANARELLE: Je ne me moque point, je n'en puis rien rabattre.</text:p>
          </table:table-cell>
          <table:table-cell/>
        </table:table-row>
        <table:table-row table:style-name="ro4">
          <table:table-cell office:value-type="string">
            <text:p>VALÈRE: Parlons d'autre façon, de grâce.</text:p>
          </table:table-cell>
          <table:table-cell/>
        </table:table-row>
        <table:table-row table:style-name="ro4">
          <table:table-cell office:value-type="string">
            <text:p>SGANARELLE: Vous en pourrez trouver autre part à moins: il y a fagots et fagots; mais pour ceux que je fais...</text:p>
          </table:table-cell>
          <table:table-cell/>
        </table:table-row>
        <table:table-row table:style-name="ro4">
          <table:table-cell office:value-type="string">
            <text:p>VALÈRE: Hé! Monsieur, laissons là ce discours.</text:p>
          </table:table-cell>
          <table:table-cell/>
        </table:table-row>
        <table:table-row table:style-name="ro4">
          <table:table-cell office:value-type="string">
            <text:p>SGANARELLE: Je vous jure que vous ne les auriez pas, s'il s'en falloit un double.</text:p>
          </table:table-cell>
          <table:table-cell/>
        </table:table-row>
        <table:table-row table:style-name="ro4">
          <table:table-cell office:value-type="string">
            <text:p>VALÈRE: Hé! fi!</text:p>
          </table:table-cell>
          <table:table-cell/>
        </table:table-row>
        <table:table-row table:style-name="ro4">
          <table:table-cell office:value-type="string">
            <text:p>SGANARELLE: Non, en conscience, vous en payerez cela. Je vous parle sincèrement, et je ne suis pas homme à surfaire.</text:p>
          </table:table-cell>
          <table:table-cell/>
        </table:table-row>
        <table:table-row table:style-name="ro4">
          <table:table-cell office:value-type="string">
            <text:p>VALÈRE: Faut-il, Monsieur, qu'une personne comme vous s'amuse à ces grossières feintes, s'abaisse à parler de la sorte? qu'un homme si savant, un fameux médecin, comme vous êtes, veuille se déguiser aux yeux du monde, et tenir enterrés les beaux talents qu'il a?</text:p>
          </table:table-cell>
          <table:table-cell/>
        </table:table-row>
        <table:table-row table:style-name="ro4">
          <table:table-cell office:value-type="string">
            <text:p>SGANARELLE, à part. Il est fou.</text:p>
          </table:table-cell>
          <table:table-cell/>
        </table:table-row>
        <table:table-row table:style-name="ro4">
          <table:table-cell office:value-type="string">
            <text:p>VALÈRE: De grâce, Monsieur, ne dissimulez point avec nous.</text:p>
          </table:table-cell>
          <table:table-cell/>
        </table:table-row>
        <table:table-row table:style-name="ro4">
          <table:table-cell office:value-type="string">
            <text:p>SGANARELLE: Comment?</text:p>
          </table:table-cell>
          <table:table-cell/>
        </table:table-row>
        <table:table-row table:style-name="ro4">
          <table:table-cell office:value-type="string">
            <text:p>LUCAS: Tout ce tripotage ne sart de rian, je sçavons çen que je sçavons.</text:p>
          </table:table-cell>
          <table:table-cell/>
        </table:table-row>
        <table:table-row table:style-name="ro4">
          <table:table-cell office:value-type="string">
            <text:p>SGANARELLE: Quoi donc? que me voulez-vous dire? Pour qui me prenez-vous?</text:p>
          </table:table-cell>
          <table:table-cell/>
        </table:table-row>
        <table:table-row table:style-name="ro4">
          <table:table-cell office:value-type="string">
            <text:p>VALÈRE: Pour ce que vous êtes, pour un grand médecin.</text:p>
          </table:table-cell>
          <table:table-cell/>
        </table:table-row>
        <table:table-row table:style-name="ro4">
          <table:table-cell office:value-type="string">
            <text:p>SGANARELLE: Médecin vous-même: je ne le suis point, et ne l'ai jamais été.</text:p>
          </table:table-cell>
          <table:table-cell/>
        </table:table-row>
        <table:table-row table:style-name="ro4">
          <table:table-cell office:value-type="string">
            <text:p>VALÈRE, bas. Voilà sa folie qui le tient. (Haut.) Monsieur, ne veuillez point nier les choses davantage, et n'en venons point, s'il vous plait, à de fâcheuses extrémités.</text:p>
          </table:table-cell>
          <table:table-cell/>
        </table:table-row>
        <table:table-row table:style-name="ro4">
          <table:table-cell office:value-type="string">
            <text:p>SGANARELLE: À quoi donc?</text:p>
          </table:table-cell>
          <table:table-cell/>
        </table:table-row>
        <table:table-row table:style-name="ro4">
          <table:table-cell office:value-type="string">
            <text:p>VALÈRE: À de certaines choses dont nous serions marris.</text:p>
          </table:table-cell>
          <table:table-cell/>
        </table:table-row>
        <table:table-row table:style-name="ro4">
          <table:table-cell office:value-type="string">
            <text:p>SGANARELLE: Parbleu! venez-en à tout ce qu'il vous plaira; je ne suis point médecin, et ne sais ce que vous me voulez dire.</text:p>
          </table:table-cell>
          <table:table-cell/>
        </table:table-row>
        <table:table-row table:style-name="ro4">
          <table:table-cell office:value-type="string">
            <text:p>VALÈRE, bas. Je vois bien qu'il faut se servir du remède. (Haut.) Monsieur, encore un coup, je vous prie d'avouer ce que vous êtes.</text:p>
          </table:table-cell>
          <table:table-cell/>
        </table:table-row>
        <table:table-row table:style-name="ro4">
          <table:table-cell office:value-type="string">
            <text:p>LUCAS: Et testigué! ne lantiponez point davantage, et confessez à la franquette que v'estes médecin.</text:p>
          </table:table-cell>
          <table:table-cell/>
        </table:table-row>
        <table:table-row table:style-name="ro4">
          <table:table-cell office:value-type="string">
            <text:p>SGANARELLE: J'enrage!</text:p>
          </table:table-cell>
          <table:table-cell/>
        </table:table-row>
        <table:table-row table:style-name="ro4">
          <table:table-cell office:value-type="string">
            <text:p>VALÈRE: À quoi bon nier ce qu'on sait?</text:p>
          </table:table-cell>
          <table:table-cell/>
        </table:table-row>
        <table:table-row table:style-name="ro4">
          <table:table-cell office:value-type="string">
            <text:p>LUCAS: Pourquoi toutes ces fraimes-là? à quoi est-ce que ça vous sart?</text:p>
          </table:table-cell>
          <table:table-cell/>
        </table:table-row>
        <table:table-row table:style-name="ro4">
          <table:table-cell office:value-type="string">
            <text:p>SGANARELLE: Messieurs, en un mot autant qu'en deux mille, je vous dis que je ne suis point médecin.</text:p>
          </table:table-cell>
          <table:table-cell/>
        </table:table-row>
        <table:table-row table:style-name="ro4">
          <table:table-cell office:value-type="string">
            <text:p>VALÈRE: Vous n'êtes point médecin?</text:p>
          </table:table-cell>
          <table:table-cell/>
        </table:table-row>
        <table:table-row table:style-name="ro4">
          <table:table-cell office:value-type="string">
            <text:p>SGANARELLE: Non.</text:p>
          </table:table-cell>
          <table:table-cell/>
        </table:table-row>
        <table:table-row table:style-name="ro4">
          <table:table-cell office:value-type="string">
            <text:p>LUCAS: V'n'estes pas médecin!</text:p>
          </table:table-cell>
          <table:table-cell/>
        </table:table-row>
        <table:table-row table:style-name="ro4">
          <table:table-cell office:value-type="string">
            <text:p>SGANARELLE: Non, vous dis-je.</text:p>
          </table:table-cell>
          <table:table-cell/>
        </table:table-row>
        <table:table-row table:style-name="ro4">
          <table:table-cell office:value-type="string">
            <text:p>VALÈRE: Puisque vous le voulez, il faut s'y résoudre. (Ils prennent un bâton et le frappent.)</text:p>
          </table:table-cell>
          <table:table-cell/>
        </table:table-row>
        <table:table-row table:style-name="ro4">
          <table:table-cell office:value-type="string">
            <text:p>SGANARELLE: Ah! ah! ah! Messieurs, je suis tout ce qu'il vous plaira.</text:p>
          </table:table-cell>
          <table:table-cell/>
        </table:table-row>
        <table:table-row table:style-name="ro4">
          <table:table-cell office:value-type="string">
            <text:p>VALÈRE: Pourquoi, Monsieur, nous obligez-vous à cette violence?</text:p>
          </table:table-cell>
          <table:table-cell/>
        </table:table-row>
        <table:table-row table:style-name="ro4">
          <table:table-cell office:value-type="string">
            <text:p>LUCAS: À quoi bon nous bailler la peine de vous battre?</text:p>
          </table:table-cell>
          <table:table-cell/>
        </table:table-row>
        <table:table-row table:style-name="ro4">
          <table:table-cell office:value-type="string">
            <text:p>VALÈRE: Je vous assure que j'en ai tous les regrets du monde.</text:p>
          </table:table-cell>
          <table:table-cell/>
        </table:table-row>
        <table:table-row table:style-name="ro4">
          <table:table-cell office:value-type="string">
            <text:p>LUCAS: Par ma figué! j'en sis fâché, franchement.</text:p>
          </table:table-cell>
          <table:table-cell/>
        </table:table-row>
        <table:table-row table:style-name="ro4">
          <table:table-cell office:value-type="string">
            <text:p>SGANARELLE: Que diable est-ce ci, Messieurs? De grâce, est-ce pour rire, ou si tous deux vous extravaguez, de vouloir que je sois médecin?</text:p>
          </table:table-cell>
          <table:table-cell/>
        </table:table-row>
        <table:table-row table:style-name="ro4">
          <table:table-cell office:value-type="string">
            <text:p>VALÈRE: Quoi! vous ne vous rendez pas encore, et vous vous défendez d'être médecin?</text:p>
          </table:table-cell>
          <table:table-cell/>
        </table:table-row>
        <table:table-row table:style-name="ro4">
          <table:table-cell office:value-type="string">
            <text:p>SGANARELLE: Diable emporte si je le suis!</text:p>
          </table:table-cell>
          <table:table-cell/>
        </table:table-row>
        <table:table-row table:style-name="ro4">
          <table:table-cell office:value-type="string">
            <text:p>LUCAS: Il n'est pas vrai qu'ous sayez médecin?</text:p>
          </table:table-cell>
          <table:table-cell/>
        </table:table-row>
        <table:table-row table:style-name="ro4">
          <table:table-cell office:value-type="string">
            <text:p>SGANARELLE: Non, la peste m'étouffe! (Là, ils recommencent de le battre.) Ah! ah! Eh bien, Messieurs, oui, puisque vous le voulez, je suis médecin, je suis médecin; apothicaire encore, si vous le trouvez bon. (À part.) J'aime mieux consentir à tout que de me faire assommer.</text:p>
          </table:table-cell>
          <table:table-cell/>
        </table:table-row>
        <table:table-row table:style-name="ro4">
          <table:table-cell office:value-type="string">
            <text:p>VALÈRE: Ah! voilà qui va bien, Monsieur; je suis ravi de vous voir raisonnable.</text:p>
          </table:table-cell>
          <table:table-cell/>
        </table:table-row>
        <table:table-row table:style-name="ro4">
          <table:table-cell office:value-type="string">
            <text:p>LUCAS: Vous me boutez la joie au coeur quand je vous voi parler comme ça.</text:p>
          </table:table-cell>
          <table:table-cell/>
        </table:table-row>
        <table:table-row table:style-name="ro4">
          <table:table-cell office:value-type="string">
            <text:p>VALÈRE: Je vous demande pardon de toute mon âme.</text:p>
          </table:table-cell>
          <table:table-cell/>
        </table:table-row>
        <table:table-row table:style-name="ro4">
          <table:table-cell office:value-type="string">
            <text:p>LUCAS: Je vous demandons excuse de la libarté que j'avons prise.</text:p>
          </table:table-cell>
          <table:table-cell/>
        </table:table-row>
        <table:table-row table:style-name="ro4">
          <table:table-cell office:value-type="string">
            <text:p>SGANARELLE, à part. Ouais! seroit-ce bien moi qui me tromperois, et serois-je devenu médecin sans m'en être aperçu?</text:p>
          </table:table-cell>
          <table:table-cell/>
        </table:table-row>
        <table:table-row table:style-name="ro4">
          <table:table-cell office:value-type="string">
            <text:p>VALÈRE: Monsieur, vous ne vous repentirez pas de nous montrer ce que vous êtes, et vous verrez assurément que vous en serez satisfait.</text:p>
          </table:table-cell>
          <table:table-cell/>
        </table:table-row>
        <table:table-row table:style-name="ro4">
          <table:table-cell office:value-type="string">
            <text:p>SGANARELLE: Mais, Messieurs, dites-moi, ne vous trompez-vous point vous-mêmes? Est-il bien assuré que je sois médecin?</text:p>
          </table:table-cell>
          <table:table-cell/>
        </table:table-row>
        <table:table-row table:style-name="ro4">
          <table:table-cell office:value-type="string">
            <text:p>LUCAS: Oui, par ma figue!</text:p>
          </table:table-cell>
          <table:table-cell/>
        </table:table-row>
        <table:table-row table:style-name="ro4">
          <table:table-cell office:value-type="string">
            <text:p>SGANARELLE: Tout de bon?</text:p>
          </table:table-cell>
          <table:table-cell/>
        </table:table-row>
        <table:table-row table:style-name="ro4">
          <table:table-cell office:value-type="string">
            <text:p>VALÈRE: Sans doute.</text:p>
          </table:table-cell>
          <table:table-cell/>
        </table:table-row>
        <table:table-row table:style-name="ro4">
          <table:table-cell office:value-type="string">
            <text:p>SGANARELLE: Diable emporte si je le savois!</text:p>
          </table:table-cell>
          <table:table-cell/>
        </table:table-row>
        <table:table-row table:style-name="ro4">
          <table:table-cell office:value-type="string">
            <text:p>VALÈRE: Comment! vous êtes le plus habile médecin du monde.</text:p>
          </table:table-cell>
          <table:table-cell/>
        </table:table-row>
        <table:table-row table:style-name="ro4">
          <table:table-cell office:value-type="string">
            <text:p>SGANARELLE: Ah! ah!</text:p>
          </table:table-cell>
          <table:table-cell/>
        </table:table-row>
        <table:table-row table:style-name="ro4">
          <table:table-cell office:value-type="string">
            <text:p>LUCAS: Un médecin qui a guari je ne sais combien de maladies.</text:p>
          </table:table-cell>
          <table:table-cell/>
        </table:table-row>
        <table:table-row table:style-name="ro4">
          <table:table-cell office:value-type="string">
            <text:p>SGANARELLE: Tudieu!</text:p>
          </table:table-cell>
          <table:table-cell/>
        </table:table-row>
        <table:table-row table:style-name="ro4">
          <table:table-cell office:value-type="string">
            <text:p>VALÈRE: Une femme étoit tenue pour morte il y avoit six heures; elle étoit prête à ensevelir, lorsqu'avec une goutte de quelque chose vous la fîtes revenir et marcher d'abord par la chambre.</text:p>
          </table:table-cell>
          <table:table-cell/>
        </table:table-row>
        <table:table-row table:style-name="ro4">
          <table:table-cell office:value-type="string">
            <text:p>SGANARELLE: Peste!</text:p>
          </table:table-cell>
          <table:table-cell/>
        </table:table-row>
        <table:table-row table:style-name="ro4">
          <table:table-cell office:value-type="string">
            <text:p>LUCAS: Un petit enfant de douze ans se laissit choir du haut d'un clocher, de quoi il eut la tête, les jambes et les bras cassés; et vous, avec je ne sai quel onguent, vous fîtes qu'aussitôt il se relevit sur ses pieds et s'en fut jouer à la fossette.</text:p>
          </table:table-cell>
          <table:table-cell/>
        </table:table-row>
        <table:table-row table:style-name="ro4">
          <table:table-cell office:value-type="string">
            <text:p>SGANARELLE: Diantre!</text:p>
          </table:table-cell>
          <table:table-cell/>
        </table:table-row>
        <table:table-row table:style-name="ro4">
          <table:table-cell office:value-type="string">
            <text:p>VALÈRE: Enfin, Monsieur, vous aurez contentement avec nous, et vous gagnerez ce que vous voudrez en vous laissant conduire où nous prétendons vous mener.</text:p>
          </table:table-cell>
          <table:table-cell/>
        </table:table-row>
        <table:table-row table:style-name="ro4">
          <table:table-cell office:value-type="string">
            <text:p>SGANARELLE: Je gagnerai ce que je voudrai?</text:p>
          </table:table-cell>
          <table:table-cell/>
        </table:table-row>
        <table:table-row table:style-name="ro4">
          <table:table-cell office:value-type="string">
            <text:p>VALÈRE: Oui.</text:p>
          </table:table-cell>
          <table:table-cell/>
        </table:table-row>
        <table:table-row table:style-name="ro4">
          <table:table-cell office:value-type="string">
            <text:p>SGANARELLE: Ah! Je suis médecin, sans contredit. Je l'avois oublié, mais je m'en ressouviens. De quoi est-il question? où faut-il se transporter?</text:p>
          </table:table-cell>
          <table:table-cell/>
        </table:table-row>
        <table:table-row table:style-name="ro4">
          <table:table-cell office:value-type="string">
            <text:p>VALÈRE: Nous vous conduirons. Il est question d'aller voir une fille qui a perdu la parole.</text:p>
          </table:table-cell>
          <table:table-cell/>
        </table:table-row>
        <table:table-row table:style-name="ro4">
          <table:table-cell office:value-type="string">
            <text:p>SGANARELLE: Ma foi, je ne l'ai pas trouvée.</text:p>
          </table:table-cell>
          <table:table-cell/>
        </table:table-row>
        <table:table-row table:style-name="ro4">
          <table:table-cell office:value-type="string">
            <text:p>VALÈRE: Il aime à rire. Allons, Monsieur.</text:p>
          </table:table-cell>
          <table:table-cell/>
        </table:table-row>
        <table:table-row table:style-name="ro4">
          <table:table-cell office:value-type="string">
            <text:p>SGANARELLE: Sans une robe de médecin?</text:p>
          </table:table-cell>
          <table:table-cell/>
        </table:table-row>
        <table:table-row table:style-name="ro4">
          <table:table-cell office:value-type="string">
            <text:p>VALÈRE: Nous en prendrons une.</text:p>
          </table:table-cell>
          <table:table-cell/>
        </table:table-row>
        <table:table-row table:style-name="ro4">
          <table:table-cell office:value-type="string">
            <text:p>SGANARELLE, présentant sa bouteille à Valère. Tenez cela, vous: voilà où je mets mes juleps. (Puis, se tournant vers Lucas en crachant.) Vous, marchez là-dessus, par ordonnance du médecin.</text:p>
          </table:table-cell>
          <table:table-cell/>
        </table:table-row>
        <table:table-row table:style-name="ro4">
          <table:table-cell office:value-type="string">
            <text:p>LUCAS: Palsanguenne! velà un médecin qui me plaît. Je pense qu'il réussira, car il est bouffon.</text:p>
          </table:table-cell>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6-15">06/15/2023</text:date>, <text:time>07:36: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is Perrier</meta:initial-creator>
    <meta:creation-date>2023-06-06T17:20:25</meta:creation-date>
    <dc:date>2023-06-15T07:36:13</dc:date>
    <dc:creator>Alexis Perrier</dc:creator>
    <meta:editing-duration>P8DT14H15M48S</meta:editing-duration>
    <meta:editing-cycles>4</meta:editing-cycles>
    <meta:generator>OpenOffice/4.1.14$Unix OpenOffice.org_project/4114m1$Build-9811</meta:generator>
    <meta:document-statistic meta:table-count="4" meta:cell-count="466" meta:object-count="0"/>
  </office:meta>
</office:document-meta>
</file>